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P1" style:family="paragraph" style:parent-style-name="Heading_20_2">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paragraph-properties fo:line-height="200%"/>
      <style:text-properties style:font-name="Times New Roman" fo:font-size="12pt" style:font-size-asian="12pt" style:font-size-complex="12pt"/>
    </style:style>
    <style:style style:name="P3" style:family="paragraph" style:parent-style-name="Preformatted_20_Text">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4" style:family="paragraph" style:parent-style-name="Preformatted_20_Text">
      <style:paragraph-properties fo:line-height="200%"/>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in" fo:margin-bottom="0in" loext:contextual-spacing="false"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able_20_Contents">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2037617" fo:background-color="#ffff00" style:font-size-asian="12pt" style:font-weight-asian="bold" style:font-size-complex="12pt" style:font-weight-complex="bold"/>
    </style:style>
    <style:style style:name="P8" style:family="paragraph" style:parent-style-name="Text_20_body">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9" style:family="paragraph" style:parent-style-name="Text_20_body">
      <style:paragraph-properties fo:line-height="200%"/>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10" style:family="paragraph" style:parent-style-name="Text_20_body">
      <style:paragraph-properties fo:line-height="200%"/>
      <style:text-properties fo:background-color="transparent"/>
    </style:style>
    <style:style style:name="P11" style:family="paragraph" style:parent-style-name="Text_20_body">
      <style:paragraph-properties fo:line-height="200%"/>
      <style:text-properties style:font-name="Times New Roman" fo:font-size="12pt" officeooo:paragraph-rsid="01c8073c" style:font-size-asian="12pt" style:font-size-complex="12pt"/>
    </style:style>
    <style:style style:name="P12" style:family="paragraph" style:parent-style-name="Text_20_body">
      <style:paragraph-properties fo:line-height="200%"/>
      <style:text-properties style:font-name="Times New Roman" fo:font-size="12pt" officeooo:paragraph-rsid="01d8254b" style:font-size-asian="12pt" style:font-size-complex="12pt"/>
    </style:style>
    <style:style style:name="P13" style:family="paragraph" style:parent-style-name="Text_20_body">
      <style:paragraph-properties fo:line-height="200%"/>
      <style:text-properties style:font-name="Times New Roman" fo:font-size="12pt" officeooo:paragraph-rsid="01311914" style:font-size-asian="12pt" style:font-size-complex="12pt"/>
    </style:style>
    <style:style style:name="P14" style:family="paragraph" style:parent-style-name="Text_20_body">
      <style:paragraph-properties fo:line-height="200%"/>
      <style:text-properties style:font-name="Times New Roman" fo:font-size="12pt" officeooo:paragraph-rsid="0121efa5" style:font-size-asian="12pt" style:font-size-complex="12pt"/>
    </style:style>
    <style:style style:name="P15" style:family="paragraph" style:parent-style-name="Text_20_body">
      <style:paragraph-properties fo:line-height="200%"/>
      <style:text-properties style:font-name="Times New Roman" fo:font-size="12pt" officeooo:paragraph-rsid="0251965f" style:font-size-asian="12pt" style:font-size-complex="12pt"/>
    </style:style>
    <style:style style:name="P16" style:family="paragraph" style:parent-style-name="Text_20_body">
      <style:paragraph-properties fo:line-height="200%" fo:text-align="start" style:justify-single-word="false"/>
      <style:text-properties style:font-name="Times New Roman" fo:font-size="12pt" officeooo:paragraph-rsid="02a19ea8" style:font-size-asian="12pt" style:font-size-complex="12pt"/>
    </style:style>
    <style:style style:name="P17" style:family="paragraph" style:parent-style-name="Text_20_body">
      <style:paragraph-properties fo:line-height="200%" fo:text-align="start" style:justify-single-word="false"/>
      <style:text-properties style:font-name="Times New Roman" fo:font-size="12pt" officeooo:paragraph-rsid="03109673" style:font-size-asian="12pt" style:font-size-complex="12pt"/>
    </style:style>
    <style:style style:name="P18" style:family="paragraph" style:parent-style-name="Text_20_body">
      <style:paragraph-properties fo:line-height="200%"/>
      <style:text-properties style:font-name="Times New Roman" fo:font-size="12pt" officeooo:paragraph-rsid="0230c360" style:font-size-asian="12pt" style:font-size-complex="12pt"/>
    </style:style>
    <style:style style:name="P19" style:family="paragraph" style:parent-style-name="Text_20_body">
      <style:paragraph-properties fo:line-height="200%"/>
      <style:text-properties style:font-name="Times New Roman" fo:font-size="12pt" officeooo:paragraph-rsid="03340250" style:font-size-asian="12pt" style:font-size-complex="12pt"/>
    </style:style>
    <style:style style:name="P20" style:family="paragraph" style:parent-style-name="Text_20_body">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21" style:family="paragraph" style:parent-style-name="Text_20_body">
      <style:paragraph-properties fo:line-height="200%"/>
      <style:text-properties style:font-name="Times New Roman" fo:font-size="12pt" style:text-underline-style="none" fo:font-weight="normal" officeooo:paragraph-rsid="0205fea0" fo:background-color="#ffffff" style:font-size-asian="12pt" style:font-weight-asian="normal" style:font-size-complex="12pt" style:font-weight-complex="normal"/>
    </style:style>
    <style:style style:name="P22" style:family="paragraph" style:parent-style-name="Text_20_body">
      <style:paragraph-properties fo:line-height="200%"/>
      <style:text-properties style:font-name="Times New Roman" fo:font-size="12pt" style:text-underline-style="none" fo:font-weight="normal" officeooo:paragraph-rsid="022319a2" fo:background-color="#ffffff" style:font-size-asian="12pt" style:font-weight-asian="normal" style:font-size-complex="12pt" style:font-weight-complex="normal"/>
    </style:style>
    <style:style style:name="P23" style:family="paragraph" style:parent-style-name="Text_20_body">
      <style:paragraph-properties fo:line-height="200%"/>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24" style:family="paragraph" style:parent-style-name="Text_20_body">
      <style:paragraph-properties fo:line-height="200%"/>
      <style:text-properties style:font-name="Times New Roman" fo:font-size="12pt" style:text-underline-style="none" fo:font-weight="normal" officeooo:rsid="01c9b8f6" officeooo:paragraph-rsid="01c9b8f6" fo:background-color="#ffffff" style:font-size-asian="12pt" style:font-weight-asian="normal" style:font-size-complex="12pt" style:font-weight-complex="normal"/>
    </style:style>
    <style:style style:name="P25" style:family="paragraph" style:parent-style-name="Text_20_body">
      <style:paragraph-properties fo:line-height="200%"/>
      <style:text-properties style:font-name="Times New Roman" fo:font-size="12pt" style:text-underline-style="none" fo:font-weight="normal" officeooo:rsid="01c9b8f6" officeooo:paragraph-rsid="01cc7391" fo:background-color="#ffffff" style:font-size-asian="12pt" style:font-weight-asian="normal" style:font-size-complex="12pt" style:font-weight-complex="normal"/>
    </style:style>
    <style:style style:name="P26" style:family="paragraph" style:parent-style-name="Text_20_body">
      <style:paragraph-properties fo:line-height="200%"/>
      <style:text-properties style:font-name="Times New Roman" fo:font-size="12pt" style:text-underline-style="none" fo:font-weight="normal" officeooo:rsid="02c93120" officeooo:paragraph-rsid="030156f9" fo:background-color="#ffffff" style:font-size-asian="12pt" style:font-weight-asian="normal" style:font-size-complex="12pt" style:font-weight-complex="normal"/>
    </style:style>
    <style:style style:name="P27" style:family="paragraph" style:parent-style-name="Text_20_body">
      <style:paragraph-properties fo:line-height="200%"/>
      <style:text-properties style:font-name="Times New Roman" fo:font-size="12pt" style:text-underline-style="none" fo:font-weight="normal" officeooo:rsid="01db272f" officeooo:paragraph-rsid="02ff63bd" fo:background-color="#ffffff" style:font-size-asian="12pt" style:font-weight-asian="normal" style:font-size-complex="12pt" style:font-weight-complex="normal"/>
    </style:style>
    <style:style style:name="P28" style:family="paragraph" style:parent-style-name="Text_20_body">
      <style:paragraph-properties fo:line-height="200%"/>
      <style:text-properties style:font-name="Times New Roman" fo:font-size="12pt" style:text-underline-style="none" fo:font-weight="normal" officeooo:rsid="01db272f" officeooo:paragraph-rsid="01db272f" fo:background-color="#ffffff" style:font-size-asian="12pt" style:font-weight-asian="normal" style:font-size-complex="12pt" style:font-weight-complex="normal"/>
    </style:style>
    <style:style style:name="P29" style:family="paragraph" style:parent-style-name="Text_20_body">
      <style:paragraph-properties fo:line-height="200%"/>
      <style:text-properties style:font-name="Times New Roman" fo:font-size="12pt" style:text-underline-style="none" fo:font-weight="normal" officeooo:rsid="02cedf59" officeooo:paragraph-rsid="02cedf59" fo:background-color="#ffffff" style:font-size-asian="12pt" style:font-weight-asian="normal" style:font-size-complex="12pt" style:font-weight-complex="normal"/>
    </style:style>
    <style:style style:name="P30" style:family="paragraph" style:parent-style-name="Text_20_body">
      <style:paragraph-properties fo:line-height="200%"/>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31" style:family="paragraph" style:parent-style-name="Text_20_body">
      <style:paragraph-properties fo:line-height="200%"/>
      <style:text-properties style:font-name="Times New Roman" fo:font-size="12pt" style:text-underline-style="none" fo:font-weight="normal" officeooo:rsid="02970351" officeooo:paragraph-rsid="02970351" fo:background-color="#ffffff" style:font-size-asian="12pt" style:font-weight-asian="normal" style:font-size-complex="12pt" style:font-weight-complex="normal"/>
    </style:style>
    <style:style style:name="P32" style:family="paragraph" style:parent-style-name="Text_20_body">
      <style:paragraph-properties fo:line-height="200%"/>
      <style:text-properties style:font-name="Times New Roman" fo:font-size="12pt" style:text-underline-style="none" fo:font-weight="normal" officeooo:paragraph-rsid="02bc3b47" fo:background-color="#dddddd" style:font-size-asian="12pt" style:font-weight-asian="normal" style:font-size-complex="12pt" style:font-weight-complex="normal"/>
    </style:style>
    <style:style style:name="P33" style:family="paragraph" style:parent-style-name="Text_20_body">
      <style:paragraph-properties fo:line-height="200%"/>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34" style:family="paragraph" style:parent-style-name="Text_20_body">
      <style:paragraph-properties fo:line-height="200%"/>
      <style:text-properties style:font-name="Times New Roman" fo:font-size="12pt" fo:font-style="normal" style:text-underline-style="none" fo:font-weight="normal" officeooo:paragraph-rsid="01dcb3c3" fo:background-color="#ffffff" style:font-size-asian="12pt" style:font-style-asian="normal" style:font-weight-asian="normal" style:font-size-complex="12pt" style:font-style-complex="normal" style:font-weight-complex="normal"/>
    </style:style>
    <style:style style:name="P35"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3a5cc3" officeooo:paragraph-rsid="003c4beb" fo:background-color="#ffffff" style:font-size-asian="12pt" style:font-weight-asian="bold" style:font-size-complex="12pt" style:font-weight-complex="bold"/>
    </style:style>
    <style:style style:name="P36"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3340250" fo:background-color="#ffffff" style:font-size-asian="12pt" style:font-weight-asian="bold" style:font-size-complex="12pt" style:font-weight-complex="bold"/>
    </style:style>
    <style:style style:name="P37"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2eddd4e" fo:background-color="#ffff00" style:font-size-asian="12pt" style:font-weight-asian="bold" style:font-size-complex="12pt" style:font-weight-complex="bold"/>
    </style:style>
    <style:style style:name="P38" style:family="paragraph" style:parent-style-name="Text_20_body">
      <style:paragraph-properties fo:line-height="200%"/>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9" style:family="paragraph" style:parent-style-name="Text_20_body">
      <style:paragraph-properties fo:line-height="200%"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40"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41"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16a386e" fo:background-color="transparent" style:font-size-asian="12pt" style:font-weight-asian="bold" style:font-size-complex="12pt" style:font-weight-complex="bold"/>
    </style:style>
    <style:style style:name="P42" style:family="paragraph" style:parent-style-name="Text_20_body">
      <style:paragraph-properties fo:line-height="200%"/>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43" style:family="paragraph" style:parent-style-name="Text_20_body">
      <style:paragraph-properties fo:line-height="200%"/>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44" style:family="paragraph" style:parent-style-name="Text_20_body">
      <style:paragraph-properties fo:line-height="200%"/>
      <style:text-properties style:font-name="Times New Roman" fo:font-size="12pt" officeooo:paragraph-rsid="0280c682" fo:background-color="#ffffff" style:font-size-asian="12pt" style:font-size-complex="12pt"/>
    </style:style>
    <style:style style:name="P45" style:family="paragraph" style:parent-style-name="Text_20_body">
      <style:paragraph-properties fo:line-height="200%"/>
    </style:style>
    <style:style style:name="P46" style:family="paragraph" style:parent-style-name="Text_20_body">
      <style:paragraph-properties fo:line-height="200%" fo:text-align="start" style:justify-single-word="false"/>
      <style:text-properties officeooo:paragraph-rsid="032dc441"/>
    </style:style>
    <style:style style:name="P47" style:family="paragraph" style:parent-style-name="Text_20_body">
      <style:paragraph-properties fo:line-height="200%" fo:text-align="start" style:justify-single-word="false"/>
      <style:text-properties officeooo:paragraph-rsid="0335dcfc"/>
    </style:style>
    <style:style style:name="P48" style:family="paragraph" style:parent-style-name="Text_20_body">
      <style:paragraph-properties fo:line-height="200%"/>
      <style:text-properties style:text-line-through-style="solid" style:text-line-through-type="single" style:font-name="Times New Roman" fo:font-size="12pt" officeooo:paragraph-rsid="03340250" style:font-size-asian="12pt" style:font-size-complex="12pt"/>
    </style:style>
    <style:style style:name="P49" style:family="paragraph" style:parent-style-name="Text_20_body">
      <style:paragraph-properties fo:margin-left="0in" fo:margin-right="0in" fo:line-height="200%"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P50" style:family="paragraph" style:parent-style-name="Text_20_body">
      <style:paragraph-properties fo:margin-left="0in" fo:margin-right="0in" fo:line-height="200%" fo:orphans="2" fo:widows="2" fo:text-indent="0in" style:auto-text-indent="false"/>
      <style:text-properties style:font-name="Times New Roman" fo:font-size="12pt" style:text-underline-style="none" fo:font-weight="normal" officeooo:paragraph-rsid="01cf38cf" fo:background-color="#ffffff" style:font-size-asian="12pt" style:font-weight-asian="normal" style:font-size-complex="12pt" style:font-weight-complex="normal"/>
    </style:style>
    <style:style style:name="P51" style:family="paragraph" style:parent-style-name="Text_20_body">
      <style:paragraph-properties fo:margin-left="0in" fo:margin-right="0in" fo:line-height="200%" fo:orphans="2" fo:widows="2" fo:text-indent="0in" style:auto-text-indent="false"/>
      <style:text-properties style:font-name="Times New Roman" fo:font-size="12pt" style:font-size-asian="12pt" style:font-size-complex="12pt"/>
    </style:style>
    <style:style style:name="P52" style:family="paragraph" style:parent-style-name="Text_20_body">
      <style:paragraph-properties fo:line-height="200%" fo:break-before="page"/>
      <style:text-properties style:font-name="Times New Roman" fo:font-size="12pt" style:text-underline-style="none" fo:font-weight="normal" officeooo:rsid="0037d837" officeooo:paragraph-rsid="014dc155"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officeooo:rsid="00657c68"/>
    </style:style>
    <style:style style:name="T3" style:family="text">
      <style:text-properties style:text-underline-style="solid" style:text-underline-width="auto" style:text-underline-color="font-color" officeooo:rsid="01c8073c"/>
    </style:style>
    <style:style style:name="T4" style:family="text">
      <style:text-properties style:text-underline-style="solid" style:text-underline-width="auto" style:text-underline-color="font-color" officeooo:rsid="01c91a0b"/>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333333" fo:letter-spacing="normal" fo:font-style="normal" style:text-underline-style="none" fo:font-weight="normal" officeooo:rsid="00eaecfc" fo:background-color="#ffffff" loext:char-shading-value="0" style:font-weight-asian="normal" style:font-weight-complex="normal"/>
    </style:style>
    <style:style style:name="T7" style:family="text">
      <style:text-properties fo:font-variant="normal" fo:text-transform="none" fo:color="#333333" fo:letter-spacing="normal" fo:font-style="normal" style:text-underline-style="none" fo:font-weight="normal" officeooo:rsid="00959f0c" fo:background-color="#ffffff" loext:char-shading-value="0" style:font-weight-asian="normal" style:font-weight-complex="normal"/>
    </style:style>
    <style:style style:name="T8" style:family="text">
      <style:text-properties fo:font-variant="normal" fo:text-transform="none" fo:color="#333333" fo:letter-spacing="normal" fo:font-style="normal" style:text-underline-style="none" fo:font-weight="normal" officeooo:rsid="010db088" fo:background-color="#ffffff" loext:char-shading-value="0" style:font-weight-asian="normal" style:font-weight-complex="normal"/>
    </style:style>
    <style:style style:name="T9" style:family="text">
      <style:text-properties fo:font-variant="normal" fo:text-transform="none" fo:color="#333333" fo:letter-spacing="normal" fo:font-style="normal" style:text-underline-style="none" fo:font-weight="normal" officeooo:rsid="00eb90be" fo:background-color="#ffffff" loext:char-shading-value="0" style:font-weight-asian="normal" style:font-weight-complex="normal"/>
    </style:style>
    <style:style style:name="T10" style:family="text">
      <style:text-properties fo:font-variant="normal" fo:text-transform="none" fo:color="#333333" fo:letter-spacing="normal" fo:font-style="normal" style:text-underline-style="none" fo:font-weight="normal" officeooo:rsid="008ef217" fo:background-color="#ffffff" loext:char-shading-value="0" style:font-weight-asian="normal" style:font-weight-complex="normal"/>
    </style:style>
    <style:style style:name="T11" style:family="text">
      <style:text-properties fo:font-variant="normal" fo:text-transform="none" fo:color="#333333" fo:letter-spacing="normal" fo:font-style="normal" style:text-underline-style="none" fo:font-weight="normal" officeooo:rsid="00895c95" fo:background-color="#ffffff" loext:char-shading-value="0" style:font-weight-asian="normal" style:font-weight-complex="normal"/>
    </style:style>
    <style:style style:name="T12" style:family="text">
      <style:text-properties fo:font-variant="normal" fo:text-transform="none" fo:color="#333333" fo:letter-spacing="normal" fo:font-style="normal" style:text-underline-style="none" fo:font-weight="normal" officeooo:rsid="01118610" fo:background-color="#ffffff" loext:char-shading-value="0" style:font-weight-asian="normal" style:font-weight-complex="normal"/>
    </style:style>
    <style:style style:name="T13" style:family="text">
      <style:text-properties fo:font-variant="normal" fo:text-transform="none" fo:color="#333333" fo:letter-spacing="normal" fo:font-style="normal" style:text-underline-style="none" fo:font-weight="normal" officeooo:rsid="0112d322" fo:background-color="#ffffff" loext:char-shading-value="0" style:font-weight-asian="normal" style:font-weight-complex="normal"/>
    </style:style>
    <style:style style:name="T14" style:family="text">
      <style:text-properties fo:font-variant="normal" fo:text-transform="none" fo:color="#333333" fo:letter-spacing="normal" fo:font-style="normal" style:text-underline-style="none" fo:font-weight="normal" officeooo:rsid="00dba862" fo:background-color="#ffffff" loext:char-shading-value="0" style:font-weight-asian="normal" style:font-weight-complex="normal"/>
    </style:style>
    <style:style style:name="T15" style:family="text">
      <style:text-properties fo:font-variant="normal" fo:text-transform="none" fo:color="#333333" fo:letter-spacing="normal" fo:font-style="normal" style:text-underline-style="none" fo:font-weight="normal" officeooo:rsid="012ddf19" fo:background-color="#ffffff" loext:char-shading-value="0" style:font-weight-asian="normal" style:font-weight-complex="normal"/>
    </style:style>
    <style:style style:name="T16" style:family="text">
      <style:text-properties fo:font-variant="normal" fo:text-transform="none" fo:color="#333333" fo:letter-spacing="normal" fo:font-style="normal" style:text-underline-style="none" fo:font-weight="normal" officeooo:rsid="0121efa5" fo:background-color="#ffffff" loext:char-shading-value="0" style:font-weight-asian="normal" style:font-weight-complex="normal"/>
    </style:style>
    <style:style style:name="T17" style:family="text">
      <style:text-properties fo:font-variant="normal" fo:text-transform="none" fo:color="#333333" fo:letter-spacing="normal" fo:font-style="normal" style:text-underline-style="none" fo:font-weight="normal" officeooo:rsid="0134835e" fo:background-color="#ffffff" loext:char-shading-value="0" style:font-weight-asian="normal" style:font-weight-complex="normal"/>
    </style:style>
    <style:style style:name="T18" style:family="text">
      <style:text-properties fo:font-variant="normal" fo:text-transform="none" fo:color="#333333" fo:letter-spacing="normal" fo:font-style="normal" style:text-underline-style="none" fo:font-weight="normal" officeooo:rsid="00e0ba40" fo:background-color="#ffffff" loext:char-shading-value="0" style:font-weight-asian="normal" style:font-weight-complex="normal"/>
    </style:style>
    <style:style style:name="T19" style:family="text">
      <style:text-properties fo:font-variant="normal" fo:text-transform="none" fo:color="#333333" fo:letter-spacing="normal" fo:font-style="normal" style:text-underline-style="none" fo:font-weight="normal" officeooo:rsid="01239e48" fo:background-color="#ffffff" loext:char-shading-value="0" style:font-weight-asian="normal" style:font-weight-complex="normal"/>
    </style:style>
    <style:style style:name="T20" style:family="text">
      <style:text-properties fo:font-variant="normal" fo:text-transform="none" fo:color="#333333" fo:letter-spacing="normal" fo:font-style="normal" style:text-underline-style="none" fo:font-weight="normal" officeooo:rsid="0124e490" fo:background-color="#ffffff" loext:char-shading-value="0" style:font-weight-asian="normal" style:font-weight-complex="normal"/>
    </style:style>
    <style:style style:name="T21" style:family="text">
      <style:text-properties fo:font-variant="normal" fo:text-transform="none" fo:color="#333333" fo:letter-spacing="normal" fo:font-style="normal" style:text-underline-style="none" fo:font-weight="normal" officeooo:rsid="00e15c01" fo:background-color="#ffffff" loext:char-shading-value="0" style:font-weight-asian="normal" style:font-weight-complex="normal"/>
    </style:style>
    <style:style style:name="T22" style:family="text">
      <style:text-properties fo:font-variant="normal" fo:text-transform="none" fo:color="#333333" fo:letter-spacing="normal" fo:font-style="normal" style:text-underline-style="none" fo:font-weight="normal" fo:background-color="#ffffff" loext:char-shading-value="0" style:font-weight-asian="normal" style:font-weight-complex="normal"/>
    </style:style>
    <style:style style:name="T23" style:family="text">
      <style:text-properties fo:font-variant="normal" fo:text-transform="none" fo:color="#333333" fo:letter-spacing="normal" fo:font-style="normal" style:text-underline-style="none" fo:font-weight="normal" officeooo:rsid="00895c95" fo:background-color="#ffffff" loext:char-shading-value="0" style:font-style-asian="normal" style:font-weight-asian="normal" style:font-style-complex="normal" style:font-weight-complex="normal"/>
    </style:style>
    <style:style style:name="T24" style:family="text">
      <style:text-properties fo:font-variant="normal" fo:text-transform="none" fo:color="#333333" fo:letter-spacing="normal" fo:font-style="normal" style:text-underline-style="none" fo:font-weight="normal" officeooo:rsid="01d4f11c" fo:background-color="#ffffff" loext:char-shading-value="0" style:font-style-asian="normal" style:font-weight-asian="normal" style:font-style-complex="normal" style:font-weight-complex="normal"/>
    </style:style>
    <style:style style:name="T25" style:family="text">
      <style:text-properties fo:font-variant="normal" fo:text-transform="none" fo:color="#333333" fo:letter-spacing="normal" fo:font-style="normal" officeooo:rsid="00e15c01"/>
    </style:style>
    <style:style style:name="T26" style:family="text">
      <style:text-properties fo:font-variant="normal" fo:text-transform="none" fo:color="#333333" fo:letter-spacing="normal" officeooo:rsid="00895c95"/>
    </style:style>
    <style:style style:name="T27" style:family="text">
      <style:text-properties fo:font-variant="normal" fo:text-transform="none" fo:color="#333333" fo:letter-spacing="normal" officeooo:rsid="01d4f11c"/>
    </style:style>
    <style:style style:name="T28" style:family="text">
      <style:text-properties fo:font-variant="normal" fo:text-transform="none" fo:color="#333333" fo:letter-spacing="normal" fo:language="en" fo:country="US" fo:font-style="normal" style:text-underline-style="none" fo:font-weight="normal" officeooo:rsid="0112d322" fo:background-color="#ffffff" loext:char-shading-value="0" style:font-weight-asian="normal" style:font-weight-complex="normal"/>
    </style:style>
    <style:style style:name="T29" style:family="text">
      <style:text-properties fo:font-variant="normal" fo:text-transform="none" fo:color="#333333" fo:letter-spacing="normal" fo:language="en" fo:country="US" fo:font-style="normal" style:text-underline-style="none" fo:font-weight="normal" officeooo:rsid="01189903" fo:background-color="#ffffff" loext:char-shading-value="0" style:font-weight-asian="normal" style:font-weight-complex="normal"/>
    </style:style>
    <style:style style:name="T30" style:family="text">
      <style:text-properties fo:font-variant="normal" fo:text-transform="none" fo:color="#333333" fo:letter-spacing="normal" fo:language="en" fo:country="US" fo:font-style="normal" style:text-underline-style="none" fo:font-weight="normal" officeooo:rsid="011f9791" fo:background-color="#ffffff" loext:char-shading-value="0" style:font-weight-asian="normal" style:font-weight-complex="normal"/>
    </style:style>
    <style:style style:name="T31" style:family="text">
      <style:text-properties fo:font-variant="normal" fo:text-transform="none" fo:color="#333333" fo:letter-spacing="normal" fo:language="en" fo:country="US" fo:font-style="normal" style:text-underline-style="none" fo:font-weight="normal" officeooo:rsid="011cda7d" fo:background-color="#ffffff" loext:char-shading-value="0" style:font-weight-asian="normal" style:font-weight-complex="normal"/>
    </style:style>
    <style:style style:name="T32" style:family="text">
      <style:text-properties fo:font-variant="normal" fo:text-transform="none" fo:color="#333333" fo:letter-spacing="normal" style:text-underline-style="solid" style:text-underline-type="double" style:text-underline-width="auto" style:text-underline-color="font-color" officeooo:rsid="00895c95"/>
    </style:style>
    <style:style style:name="T33" style:family="text">
      <style:text-properties fo:font-variant="normal" fo:text-transform="none" fo:color="#333333" style:font-name="Times New Roman" fo:letter-spacing="normal" fo:font-style="normal" style:font-style-asian="normal" style:font-style-complex="normal"/>
    </style:style>
    <style:style style:name="T34" style:family="text">
      <style:text-properties fo:font-variant="normal" fo:text-transform="none" fo:color="#333333" style:font-name="Times New Roman" fo:letter-spacing="normal" fo:font-style="normal" officeooo:rsid="01d4f11c" style:font-style-asian="normal" style:font-style-complex="normal"/>
    </style:style>
    <style:style style:name="T35" style:family="text">
      <style:text-properties fo:font-variant="normal" fo:text-transform="none" fo:color="#333333" style:text-line-through-style="none" style:text-line-through-type="none" fo:letter-spacing="normal" fo:font-style="normal" officeooo:rsid="00e0ba40"/>
    </style:style>
    <style:style style:name="T36" style:family="text">
      <style:text-properties fo:font-variant="normal" fo:text-transform="none" fo:color="#333333" style:text-line-through-style="none" style:text-line-through-type="none" fo:letter-spacing="normal" fo:font-style="normal" officeooo:rsid="00e15c01"/>
    </style:style>
    <style:style style:name="T37" style:family="text">
      <style:text-properties fo:font-variant="normal" fo:text-transform="none" fo:color="#333333" style:text-line-through-style="none" style:text-line-through-type="none" fo:letter-spacing="normal" fo:font-style="normal" style:text-underline-style="none" fo:font-weight="normal" officeooo:rsid="00e0ba40" fo:background-color="#ffffff" loext:char-shading-value="0" style:font-weight-asian="normal" style:font-weight-complex="normal"/>
    </style:style>
    <style:style style:name="T38" style:family="text">
      <style:text-properties fo:font-variant="normal" fo:text-transform="none" fo:color="#333333" style:text-line-through-style="none" style:text-line-through-type="none" fo:letter-spacing="normal" fo:font-style="normal" style:text-underline-style="none" fo:font-weight="normal" officeooo:rsid="00e15c01" fo:background-color="#ffffff" loext:char-shading-value="0" style:font-weight-asian="normal" style:font-weight-complex="normal"/>
    </style:style>
    <style:style style:name="T39" style:family="text">
      <style:text-properties fo:font-variant="normal" fo:text-transform="none" fo:color="#333333" style:text-line-through-style="none" style:text-line-through-type="none" fo:letter-spacing="normal" fo:font-style="normal" style:text-underline-style="none" fo:font-weight="normal" officeooo:rsid="01dd68ae" fo:background-color="#ffffff" loext:char-shading-value="0" style:font-weight-asian="normal" style:font-weight-complex="normal"/>
    </style:style>
    <style:style style:name="T40" style:family="text">
      <style:text-properties fo:font-variant="normal" fo:text-transform="none" fo:color="#333333" style:text-line-through-style="none" style:text-line-through-type="none" fo:letter-spacing="normal" fo:font-style="normal" style:text-underline-style="none" fo:font-weight="normal" officeooo:rsid="0134835e" fo:background-color="#ffffff" loext:char-shading-value="0" style:font-weight-asian="normal" style:font-weight-complex="normal"/>
    </style:style>
    <style:style style:name="T41" style:family="text">
      <style:text-properties fo:font-variant="normal" fo:text-transform="none" fo:color="#333333" style:text-line-through-style="none" style:text-line-through-type="none" fo:letter-spacing="normal" fo:font-style="normal" style:text-underline-style="none" fo:font-weight="normal" officeooo:rsid="00f2ff39" fo:background-color="#ffffff" loext:char-shading-value="0" style:font-weight-asian="normal" style:font-weight-complex="normal"/>
    </style:style>
    <style:style style:name="T42" style:family="text">
      <style:text-properties fo:font-variant="normal" fo:text-transform="none" fo:color="#333333" style:text-line-through-style="none" style:text-line-through-type="none" fo:letter-spacing="normal" fo:font-style="normal" style:text-underline-style="none" fo:font-weight="normal" officeooo:rsid="01a9f0b2" fo:background-color="#ffffff" loext:char-shading-value="0" style:font-weight-asian="normal" style:font-weight-complex="normal"/>
    </style:style>
    <style:style style:name="T43" style:family="text">
      <style:text-properties fo:font-variant="normal" fo:text-transform="none" fo:color="#333333" style:text-line-through-style="none" style:text-line-through-type="none" fo:letter-spacing="normal" fo:font-style="normal" style:text-underline-style="none" fo:font-weight="normal" officeooo:rsid="0121efa5" fo:background-color="#ffffff" loext:char-shading-value="0" style:font-weight-asian="normal" style:font-weight-complex="normal"/>
    </style:style>
    <style:style style:name="T44" style:family="text">
      <style:text-properties fo:font-variant="normal" fo:text-transform="none" fo:color="#333333" style:text-line-through-style="none" style:text-line-through-type="none" fo:letter-spacing="normal" fo:font-style="normal" style:text-underline-style="none" fo:font-weight="normal" officeooo:rsid="013b147e" fo:background-color="#ffffff" loext:char-shading-value="0" style:font-weight-asian="normal" style:font-weight-complex="normal"/>
    </style:style>
    <style:style style:name="T45" style:family="text">
      <style:text-properties fo:font-variant="normal" fo:text-transform="none" fo:color="#333333" style:text-line-through-style="none" style:text-line-through-type="none" fo:letter-spacing="normal" fo:font-style="normal" style:text-underline-style="none" fo:font-weight="normal" officeooo:rsid="013602f0" fo:background-color="#ffffff" loext:char-shading-value="0" style:font-weight-asian="normal" style:font-weight-complex="normal"/>
    </style:style>
    <style:style style:name="T46" style:family="text">
      <style:text-properties fo:font-variant="normal" fo:text-transform="none" fo:color="#333333" style:text-line-through-style="none" style:text-line-through-type="none" fo:letter-spacing="normal" fo:font-style="normal" style:text-underline-style="none" fo:font-weight="normal" officeooo:rsid="0138a56a" fo:background-color="#ffffff" loext:char-shading-value="0" style:font-weight-asian="normal" style:font-weight-complex="normal"/>
    </style:style>
    <style:style style:name="T47" style:family="text">
      <style:text-properties fo:font-variant="normal" fo:text-transform="none" fo:color="#333333" style:text-line-through-style="none" style:text-line-through-type="none" fo:letter-spacing="normal" fo:font-style="normal" style:text-underline-style="none" fo:font-weight="normal" officeooo:rsid="00f4f544" fo:background-color="#ffffff" loext:char-shading-value="0" style:font-weight-asian="normal" style:font-weight-complex="normal"/>
    </style:style>
    <style:style style:name="T48" style:family="text">
      <style:text-properties fo:font-variant="normal" fo:text-transform="none" fo:color="#333333" style:text-line-through-style="none" style:text-line-through-type="none" fo:letter-spacing="normal" fo:font-style="normal" style:text-underline-style="none" fo:font-weight="normal" officeooo:rsid="015ae877" fo:background-color="#ffffff" loext:char-shading-value="0" style:font-weight-asian="normal" style:font-weight-complex="normal"/>
    </style:style>
    <style:style style:name="T49" style:family="text">
      <style:text-properties fo:font-variant="normal" fo:text-transform="none" fo:color="#333333" style:text-line-through-style="none" style:text-line-through-type="none" fo:letter-spacing="normal" fo:font-style="normal" style:text-underline-style="none" fo:font-weight="normal" officeooo:rsid="0230c360" fo:background-color="#ffffff" loext:char-shading-value="0" style:font-weight-asian="normal" style:font-weight-complex="normal"/>
    </style:style>
    <style:style style:name="T50" style:family="text">
      <style:text-properties fo:font-variant="normal" fo:text-transform="none" fo:color="#333333" style:text-line-through-style="none" style:text-line-through-type="none" fo:letter-spacing="normal" fo:font-style="normal" style:text-underline-style="none" fo:font-weight="normal" officeooo:rsid="02362611" fo:background-color="#ffffff" loext:char-shading-value="0" style:font-weight-asian="normal" style:font-weight-complex="normal"/>
    </style:style>
    <style:style style:name="T51" style:family="text">
      <style:text-properties fo:font-variant="normal" fo:text-transform="none" fo:color="#333333" style:text-line-through-style="none" style:text-line-through-type="none" fo:letter-spacing="normal" fo:font-style="normal" style:text-underline-style="none" fo:font-weight="normal" officeooo:rsid="02392ada" fo:background-color="#ffffff" loext:char-shading-value="0" style:font-weight-asian="normal" style:font-weight-complex="normal"/>
    </style:style>
    <style:style style:name="T52" style:family="text">
      <style:text-properties fo:color="#333333" style:font-name="Times New Roman" fo:letter-spacing="normal" fo:font-style="normal" style:font-style-asian="normal" style:font-style-complex="normal"/>
    </style:style>
    <style:style style:name="T53" style:family="text">
      <style:text-properties style:text-underline-style="none" fo:font-weight="normal" officeooo:rsid="0078d846" fo:background-color="transparent" loext:char-shading-value="0" style:font-weight-asian="normal" style:font-weight-complex="normal"/>
    </style:style>
    <style:style style:name="T54" style:family="text">
      <style:text-properties style:text-underline-style="none" fo:font-weight="normal" officeooo:rsid="00958382" fo:background-color="transparent" loext:char-shading-value="0" style:font-weight-asian="normal" style:font-weight-complex="normal"/>
    </style:style>
    <style:style style:name="T55" style:family="text">
      <style:text-properties style:text-underline-style="none" fo:font-weight="normal" officeooo:rsid="0092ac6d" fo:background-color="transparent" loext:char-shading-value="0" style:font-weight-asian="normal" style:font-weight-complex="normal"/>
    </style:style>
    <style:style style:name="T56" style:family="text">
      <style:text-properties style:text-underline-style="none" fo:font-weight="normal" officeooo:rsid="007990a1" fo:background-color="transparent" loext:char-shading-value="0" style:font-weight-asian="normal" style:font-weight-complex="normal"/>
    </style:style>
    <style:style style:name="T57" style:family="text">
      <style:text-properties style:text-underline-style="none" fo:font-weight="normal" officeooo:rsid="017f6b82" fo:background-color="transparent" loext:char-shading-value="0" style:font-weight-asian="normal" style:font-weight-complex="normal"/>
    </style:style>
    <style:style style:name="T58" style:family="text">
      <style:text-properties style:text-underline-style="none" fo:font-weight="normal" officeooo:rsid="00eaecfc" fo:background-color="transparent" loext:char-shading-value="0" style:font-weight-asian="normal" style:font-weight-complex="normal"/>
    </style:style>
    <style:style style:name="T59" style:family="text">
      <style:text-properties style:text-underline-style="none" fo:font-weight="normal" officeooo:rsid="015eef48" fo:background-color="transparent" loext:char-shading-value="0" style:font-weight-asian="normal" style:font-weight-complex="normal"/>
    </style:style>
    <style:style style:name="T60" style:family="text">
      <style:text-properties style:text-underline-style="none" fo:font-weight="normal" officeooo:rsid="0251965f" fo:background-color="transparent" loext:char-shading-value="0" style:font-weight-asian="normal" style:font-weight-complex="normal"/>
    </style:style>
    <style:style style:name="T61" style:family="text">
      <style:text-properties style:text-underline-style="none" fo:font-weight="normal" officeooo:rsid="018885a2" fo:background-color="transparent" loext:char-shading-value="0" style:font-weight-asian="normal" style:font-weight-complex="normal"/>
    </style:style>
    <style:style style:name="T62" style:family="text">
      <style:text-properties style:text-underline-style="none" fo:font-weight="normal" officeooo:rsid="018c41a3" fo:background-color="transparent" loext:char-shading-value="0" style:font-weight-asian="normal" style:font-weight-complex="normal"/>
    </style:style>
    <style:style style:name="T63" style:family="text">
      <style:text-properties style:text-underline-style="none" fo:font-weight="normal" officeooo:rsid="01aaaa83" fo:background-color="transparent" loext:char-shading-value="0" style:font-weight-asian="normal" style:font-weight-complex="normal"/>
    </style:style>
    <style:style style:name="T64" style:family="text">
      <style:text-properties style:text-underline-style="none" fo:font-weight="normal" officeooo:rsid="01f2a96f" fo:background-color="transparent" loext:char-shading-value="0" style:font-weight-asian="normal" style:font-weight-complex="normal"/>
    </style:style>
    <style:style style:name="T65" style:family="text">
      <style:text-properties style:text-underline-style="none" fo:font-weight="normal" officeooo:rsid="01b3f952" fo:background-color="transparent" loext:char-shading-value="0" style:font-weight-asian="normal" style:font-weight-complex="normal"/>
    </style:style>
    <style:style style:name="T66" style:family="text">
      <style:text-properties style:text-underline-style="none" fo:font-weight="normal" officeooo:rsid="01f83fb3" fo:background-color="transparent" loext:char-shading-value="0" style:font-weight-asian="normal" style:font-weight-complex="normal"/>
    </style:style>
    <style:style style:name="T67" style:family="text">
      <style:text-properties style:text-underline-style="none" fo:font-weight="normal" officeooo:rsid="01f4f8c6" fo:background-color="transparent" loext:char-shading-value="0" style:font-weight-asian="normal" style:font-weight-complex="normal"/>
    </style:style>
    <style:style style:name="T68" style:family="text">
      <style:text-properties style:text-underline-style="none" fo:font-weight="normal" officeooo:rsid="02e47376" fo:background-color="transparent" loext:char-shading-value="0" style:font-weight-asian="normal" style:font-weight-complex="normal"/>
    </style:style>
    <style:style style:name="T69" style:family="text">
      <style:text-properties style:text-underline-style="none" fo:font-weight="normal" officeooo:rsid="02f0c038" fo:background-color="transparent" loext:char-shading-value="0" style:font-weight-asian="normal" style:font-weight-complex="normal"/>
    </style:style>
    <style:style style:name="T70" style:family="text">
      <style:text-properties style:text-underline-style="none" fo:font-weight="normal" officeooo:rsid="01af4620" fo:background-color="transparent" loext:char-shading-value="0" style:font-weight-asian="normal" style:font-weight-complex="normal"/>
    </style:style>
    <style:style style:name="T71" style:family="text">
      <style:text-properties style:text-underline-style="none" fo:font-weight="normal" officeooo:rsid="01fa62fc" fo:background-color="transparent" loext:char-shading-value="0" style:font-weight-asian="normal" style:font-weight-complex="normal"/>
    </style:style>
    <style:style style:name="T72" style:family="text">
      <style:text-properties style:text-underline-style="none" fo:font-weight="normal" officeooo:rsid="02e5112a" fo:background-color="transparent" loext:char-shading-value="0" style:font-weight-asian="normal" style:font-weight-complex="normal"/>
    </style:style>
    <style:style style:name="T73" style:family="text">
      <style:text-properties style:text-underline-style="none" fo:font-weight="normal" officeooo:rsid="018fce74" fo:background-color="transparent" loext:char-shading-value="0" style:font-weight-asian="normal" style:font-weight-complex="normal"/>
    </style:style>
    <style:style style:name="T74" style:family="text">
      <style:text-properties style:text-underline-style="none" fo:font-weight="normal" officeooo:rsid="02f3ff54" fo:background-color="transparent" loext:char-shading-value="0" style:font-weight-asian="normal" style:font-weight-complex="normal"/>
    </style:style>
    <style:style style:name="T75" style:family="text">
      <style:text-properties style:text-underline-style="none" fo:font-weight="normal" officeooo:rsid="01ebbeae" fo:background-color="transparent" loext:char-shading-value="0" style:font-weight-asian="normal" style:font-weight-complex="normal"/>
    </style:style>
    <style:style style:name="T76" style:family="text">
      <style:text-properties style:text-underline-style="none" fo:font-weight="normal" officeooo:rsid="0197a7de" fo:background-color="transparent" loext:char-shading-value="0" style:font-weight-asian="normal" style:font-weight-complex="normal"/>
    </style:style>
    <style:style style:name="T77" style:family="text">
      <style:text-properties style:text-underline-style="none" fo:font-weight="normal" officeooo:rsid="01992d31" fo:background-color="transparent" loext:char-shading-value="0" style:font-weight-asian="normal" style:font-weight-complex="normal"/>
    </style:style>
    <style:style style:name="T78" style:family="text">
      <style:text-properties style:text-underline-style="none" fo:font-weight="normal" officeooo:rsid="019ff5bd" fo:background-color="transparent" loext:char-shading-value="0" style:font-weight-asian="normal" style:font-weight-complex="normal"/>
    </style:style>
    <style:style style:name="T79" style:family="text">
      <style:text-properties style:text-underline-style="none" fo:font-weight="normal" officeooo:rsid="01997369" fo:background-color="transparent" loext:char-shading-value="0" style:font-weight-asian="normal" style:font-weight-complex="normal"/>
    </style:style>
    <style:style style:name="T80" style:family="text">
      <style:text-properties style:text-underline-style="none" fo:font-weight="normal" officeooo:rsid="019c7a13" fo:background-color="transparent" loext:char-shading-value="0" style:font-weight-asian="normal" style:font-weight-complex="normal"/>
    </style:style>
    <style:style style:name="T81" style:family="text">
      <style:text-properties style:text-underline-style="none" fo:font-weight="normal" officeooo:rsid="02e7f66a" fo:background-color="transparent" loext:char-shading-value="0" style:font-weight-asian="normal" style:font-weight-complex="normal"/>
    </style:style>
    <style:style style:name="T82" style:family="text">
      <style:text-properties style:text-underline-style="none" fo:font-weight="normal" officeooo:rsid="02325c9c" fo:background-color="transparent" loext:char-shading-value="0" style:font-weight-asian="normal" style:font-weight-complex="normal"/>
    </style:style>
    <style:style style:name="T83" style:family="text">
      <style:text-properties style:text-underline-style="none" fo:font-weight="normal" officeooo:rsid="025614a3" fo:background-color="transparent" loext:char-shading-value="0" style:font-weight-asian="normal" style:font-weight-complex="normal"/>
    </style:style>
    <style:style style:name="T84" style:family="text">
      <style:text-properties style:text-underline-style="none" fo:font-weight="normal" officeooo:rsid="0233ee35" fo:background-color="transparent" loext:char-shading-value="0" style:font-weight-asian="normal" style:font-weight-complex="normal"/>
    </style:style>
    <style:style style:name="T85" style:family="text">
      <style:text-properties style:text-underline-style="none" fo:font-weight="normal" officeooo:rsid="022a5e5b" fo:background-color="transparent" loext:char-shading-value="0" style:font-weight-asian="normal" style:font-weight-complex="normal"/>
    </style:style>
    <style:style style:name="T86" style:family="text">
      <style:text-properties style:text-underline-style="none" fo:font-weight="normal" officeooo:rsid="020a08ec" fo:background-color="transparent" loext:char-shading-value="0" style:font-weight-asian="normal" style:font-weight-complex="normal"/>
    </style:style>
    <style:style style:name="T87" style:family="text">
      <style:text-properties style:text-underline-style="none" fo:font-weight="normal" officeooo:rsid="01748091" fo:background-color="transparent" loext:char-shading-value="0" style:font-weight-asian="normal" style:font-weight-complex="normal"/>
    </style:style>
    <style:style style:name="T88" style:family="text">
      <style:text-properties style:text-underline-style="none" fo:font-weight="normal" officeooo:rsid="02a19ea8" fo:background-color="transparent" loext:char-shading-value="0" style:font-weight-asian="normal" style:font-weight-complex="normal"/>
    </style:style>
    <style:style style:name="T89" style:family="text">
      <style:text-properties style:text-underline-style="none" fo:font-weight="normal" officeooo:rsid="016c6cf6" fo:background-color="transparent" loext:char-shading-value="0" style:font-weight-asian="normal" style:font-weight-complex="normal"/>
    </style:style>
    <style:style style:name="T90" style:family="text">
      <style:text-properties style:text-underline-style="none" fo:font-weight="normal" officeooo:rsid="000c652b" fo:background-color="#ffffff" loext:char-shading-value="0" style:font-weight-asian="normal" style:font-weight-complex="normal"/>
    </style:style>
    <style:style style:name="T91" style:family="text">
      <style:text-properties style:text-underline-style="none" fo:font-weight="normal" officeooo:rsid="007990a1" fo:background-color="#ffffff" loext:char-shading-value="0" style:font-weight-asian="normal" style:font-weight-complex="normal"/>
    </style:style>
    <style:style style:name="T92" style:family="text">
      <style:text-properties style:text-underline-style="none" fo:font-weight="normal" officeooo:rsid="0037d837" fo:background-color="#ffffff" loext:char-shading-value="0" style:font-weight-asian="normal" style:font-weight-complex="normal"/>
    </style:style>
    <style:style style:name="T93" style:family="text">
      <style:text-properties style:text-underline-style="none" fo:font-weight="normal" officeooo:rsid="007bfbee" fo:background-color="#ffffff" loext:char-shading-value="0" style:font-weight-asian="normal" style:font-weight-complex="normal"/>
    </style:style>
    <style:style style:name="T94" style:family="text">
      <style:text-properties style:text-underline-style="none" fo:font-weight="normal" officeooo:rsid="006190f5" fo:background-color="#ffffff" loext:char-shading-value="0" style:font-weight-asian="normal" style:font-weight-complex="normal"/>
    </style:style>
    <style:style style:name="T95" style:family="text">
      <style:text-properties style:text-underline-style="none" fo:font-weight="normal" officeooo:rsid="00657c68" fo:background-color="#ffffff" loext:char-shading-value="0" style:font-weight-asian="normal" style:font-weight-complex="normal"/>
    </style:style>
    <style:style style:name="T96" style:family="text">
      <style:text-properties style:text-underline-style="none" fo:font-weight="normal" officeooo:rsid="00657c68" fo:background-color="#ffffff" loext:char-shading-value="0" style:font-weight-asian="normal" style:font-weight-complex="normal"/>
    </style:style>
    <style:style style:name="T97" style:family="text">
      <style:text-properties style:text-underline-style="none" fo:font-weight="normal" officeooo:rsid="007d4388" fo:background-color="#ffffff" loext:char-shading-value="0" style:font-weight-asian="normal" style:font-weight-complex="normal"/>
    </style:style>
    <style:style style:name="T98" style:family="text">
      <style:text-properties style:text-underline-style="none" fo:font-weight="normal" officeooo:rsid="0081d48e" fo:background-color="#ffffff" loext:char-shading-value="0" style:font-weight-asian="normal" style:font-weight-complex="normal"/>
    </style:style>
    <style:style style:name="T99" style:family="text">
      <style:text-properties style:text-underline-style="none" fo:font-weight="normal" officeooo:rsid="008ef217" fo:background-color="#ffffff" loext:char-shading-value="0" style:font-weight-asian="normal" style:font-weight-complex="normal"/>
    </style:style>
    <style:style style:name="T100" style:family="text">
      <style:text-properties style:text-underline-style="none" fo:font-weight="normal" officeooo:rsid="00895c95" fo:background-color="#ffffff" loext:char-shading-value="0" style:font-weight-asian="normal" style:font-weight-complex="normal"/>
    </style:style>
    <style:style style:name="T101" style:family="text">
      <style:text-properties style:text-underline-style="none" fo:font-weight="normal" fo:background-color="#ffffff" loext:char-shading-value="0" style:font-weight-asian="normal" style:font-weight-complex="normal"/>
    </style:style>
    <style:style style:name="T102" style:family="text">
      <style:text-properties style:text-underline-style="none" fo:font-weight="normal" officeooo:rsid="01c8073c" fo:background-color="#ffffff" loext:char-shading-value="0" style:font-weight-asian="normal" style:font-weight-complex="normal"/>
    </style:style>
    <style:style style:name="T103" style:family="text">
      <style:text-properties style:text-underline-style="none" fo:font-weight="normal" officeooo:rsid="01c91a0b" fo:background-color="#ffffff" loext:char-shading-value="0" style:font-weight-asian="normal" style:font-weight-complex="normal"/>
    </style:style>
    <style:style style:name="T104" style:family="text">
      <style:text-properties style:text-underline-style="none" fo:font-weight="normal" officeooo:rsid="0109203e" fo:background-color="#ffffff" loext:char-shading-value="0" style:font-weight-asian="normal" style:font-weight-complex="normal"/>
    </style:style>
    <style:style style:name="T105" style:family="text">
      <style:text-properties style:text-underline-style="none" fo:font-weight="normal" officeooo:rsid="01118610" fo:background-color="#ffffff" loext:char-shading-value="0" style:font-weight-asian="normal" style:font-weight-complex="normal"/>
    </style:style>
    <style:style style:name="T106" style:family="text">
      <style:text-properties style:text-underline-style="none" fo:font-weight="normal" officeooo:rsid="00eaecfc" fo:background-color="#ffffff" loext:char-shading-value="0" style:font-weight-asian="normal" style:font-weight-complex="normal"/>
    </style:style>
    <style:style style:name="T107" style:family="text">
      <style:text-properties style:text-underline-style="none" fo:font-weight="normal" officeooo:rsid="00e0ba40" fo:background-color="#ffffff" loext:char-shading-value="0" style:font-weight-asian="normal" style:font-weight-complex="normal"/>
    </style:style>
    <style:style style:name="T108" style:family="text">
      <style:text-properties style:text-underline-style="none" fo:font-weight="normal" officeooo:rsid="021b22fd" fo:background-color="#ffffff" loext:char-shading-value="0" style:font-weight-asian="normal" style:font-weight-complex="normal"/>
    </style:style>
    <style:style style:name="T109" style:family="text">
      <style:text-properties style:text-underline-style="none" fo:font-weight="normal" officeooo:rsid="020a08ec" fo:background-color="#ffffff" loext:char-shading-value="0" style:font-weight-asian="normal" style:font-weight-complex="normal"/>
    </style:style>
    <style:style style:name="T110" style:family="text">
      <style:text-properties style:text-underline-style="none" fo:font-weight="normal" officeooo:rsid="0257aea8" fo:background-color="#ffffff" loext:char-shading-value="0" style:font-weight-asian="normal" style:font-weight-complex="normal"/>
    </style:style>
    <style:style style:name="T111" style:family="text">
      <style:text-properties style:text-underline-style="none" fo:font-weight="normal" officeooo:rsid="02129848" fo:background-color="#ffffff" loext:char-shading-value="0" style:font-weight-asian="normal" style:font-weight-complex="normal"/>
    </style:style>
    <style:style style:name="T112" style:family="text">
      <style:text-properties style:text-underline-style="none" fo:font-weight="normal" officeooo:rsid="025b24b4" fo:background-color="#ffffff" loext:char-shading-value="0" style:font-weight-asian="normal" style:font-weight-complex="normal"/>
    </style:style>
    <style:style style:name="T113" style:family="text">
      <style:text-properties style:text-underline-style="none" fo:font-weight="normal" officeooo:rsid="026fbe77" fo:background-color="#ffffff" loext:char-shading-value="0" style:font-weight-asian="normal" style:font-weight-complex="normal"/>
    </style:style>
    <style:style style:name="T114" style:family="text">
      <style:text-properties style:text-underline-style="none" fo:font-weight="normal" officeooo:rsid="025f3592" fo:background-color="#ffffff" loext:char-shading-value="0" style:font-weight-asian="normal" style:font-weight-complex="normal"/>
    </style:style>
    <style:style style:name="T115" style:family="text">
      <style:text-properties style:text-underline-style="none" fo:font-weight="normal" officeooo:rsid="0266bc98" fo:background-color="#ffffff" loext:char-shading-value="0" style:font-weight-asian="normal" style:font-weight-complex="normal"/>
    </style:style>
    <style:style style:name="T116" style:family="text">
      <style:text-properties style:text-underline-style="none" fo:font-weight="normal" officeooo:rsid="026a0410" fo:background-color="#ffffff" loext:char-shading-value="0" style:font-weight-asian="normal" style:font-weight-complex="normal"/>
    </style:style>
    <style:style style:name="T117" style:family="text">
      <style:text-properties style:text-underline-style="none" fo:font-weight="normal" officeooo:rsid="0298e33d" fo:background-color="#ffffff" loext:char-shading-value="0" style:font-weight-asian="normal" style:font-weight-complex="normal"/>
    </style:style>
    <style:style style:name="T118" style:family="text">
      <style:text-properties style:text-underline-style="none" fo:font-weight="normal" officeooo:rsid="02a19ea8" fo:background-color="#ffffff" loext:char-shading-value="0" style:font-weight-asian="normal" style:font-weight-complex="normal"/>
    </style:style>
    <style:style style:name="T119" style:family="text">
      <style:text-properties style:text-underline-style="none" fo:font-weight="normal" officeooo:rsid="02a4750b" fo:background-color="#ffffff" loext:char-shading-value="0" style:font-weight-asian="normal" style:font-weight-complex="normal"/>
    </style:style>
    <style:style style:name="T120" style:family="text">
      <style:text-properties style:text-underline-style="none" fo:font-weight="normal" officeooo:rsid="02a80199" fo:background-color="#ffffff" loext:char-shading-value="0" style:font-weight-asian="normal" style:font-weight-complex="normal"/>
    </style:style>
    <style:style style:name="T121" style:family="text">
      <style:text-properties style:text-underline-style="none" fo:font-weight="normal" officeooo:rsid="02ab48b5" fo:background-color="#ffffff" loext:char-shading-value="0" style:font-weight-asian="normal" style:font-weight-complex="normal"/>
    </style:style>
    <style:style style:name="T122" style:family="text">
      <style:text-properties style:text-underline-style="none" fo:font-weight="normal" officeooo:rsid="02ade297" fo:background-color="#ffffff" loext:char-shading-value="0" style:font-weight-asian="normal" style:font-weight-complex="normal"/>
    </style:style>
    <style:style style:name="T123" style:family="text">
      <style:text-properties style:text-underline-style="none" fo:font-weight="normal" officeooo:rsid="02d4dd81" fo:background-color="#ffffff" loext:char-shading-value="0" style:font-weight-asian="normal" style:font-weight-complex="normal"/>
    </style:style>
    <style:style style:name="T124" style:family="text">
      <style:text-properties style:text-underline-style="none" fo:font-weight="normal" officeooo:rsid="02e0fbe0" fo:background-color="#ffffff" loext:char-shading-value="0" style:font-weight-asian="normal" style:font-weight-complex="normal"/>
    </style:style>
    <style:style style:name="T125" style:family="text">
      <style:text-properties style:text-underline-style="none" fo:font-weight="normal" officeooo:rsid="02e0fbe0" fo:background-color="#ffffff" loext:char-shading-value="0" style:font-weight-asian="normal" style:font-weight-complex="normal"/>
    </style:style>
    <style:style style:name="T126" style:family="text">
      <style:text-properties style:text-underline-style="none" fo:font-weight="normal" officeooo:rsid="01db272f" fo:background-color="#ffffff" loext:char-shading-value="0" style:font-weight-asian="normal" style:font-weight-complex="normal"/>
    </style:style>
    <style:style style:name="T127" style:family="text">
      <style:text-properties style:text-underline-style="none" fo:font-weight="normal" officeooo:rsid="03055e9a" fo:background-color="#ffffff" loext:char-shading-value="0" style:font-weight-asian="normal" style:font-weight-complex="normal"/>
    </style:style>
    <style:style style:name="T128" style:family="text">
      <style:text-properties style:text-underline-style="none" fo:font-weight="normal" officeooo:rsid="02e2b715" fo:background-color="#ffffff" loext:char-shading-value="0" style:font-weight-asian="normal" style:font-weight-complex="normal"/>
    </style:style>
    <style:style style:name="T129" style:family="text">
      <style:text-properties style:text-underline-style="none" fo:font-weight="normal" officeooo:rsid="02eb0d2b" fo:background-color="#ffffff" loext:char-shading-value="0" style:font-weight-asian="normal" style:font-weight-complex="normal"/>
    </style:style>
    <style:style style:name="T130" style:family="text">
      <style:text-properties style:text-underline-style="none" fo:font-weight="normal" officeooo:rsid="0305c691" fo:background-color="#ffffff" loext:char-shading-value="0" style:font-weight-asian="normal" style:font-weight-complex="normal"/>
    </style:style>
    <style:style style:name="T131" style:family="text">
      <style:text-properties style:text-underline-style="none" fo:font-weight="normal" officeooo:rsid="0306e9a1" fo:background-color="#ffffff" loext:char-shading-value="0" style:font-weight-asian="normal" style:font-weight-complex="normal"/>
    </style:style>
    <style:style style:name="T132" style:family="text">
      <style:text-properties style:text-underline-style="none" fo:font-weight="normal" officeooo:rsid="0308fc42" fo:background-color="#ffffff" loext:char-shading-value="0" style:font-weight-asian="normal" style:font-weight-complex="normal"/>
    </style:style>
    <style:style style:name="T133" style:family="text">
      <style:text-properties style:text-underline-style="none" fo:font-weight="normal" officeooo:rsid="030957d7" fo:background-color="#ffffff" loext:char-shading-value="0" style:font-weight-asian="normal" style:font-weight-complex="normal"/>
    </style:style>
    <style:style style:name="T134" style:family="text">
      <style:text-properties style:text-underline-style="none" fo:font-weight="normal" officeooo:rsid="030dc10f" fo:background-color="#ffffff" loext:char-shading-value="0" style:font-weight-asian="normal" style:font-weight-complex="normal"/>
    </style:style>
    <style:style style:name="T135" style:family="text">
      <style:text-properties style:text-underline-style="none" fo:font-weight="normal" officeooo:rsid="0317f97e" fo:background-color="#ffffff" loext:char-shading-value="0" style:font-weight-asian="normal" style:font-weight-complex="normal"/>
    </style:style>
    <style:style style:name="T136" style:family="text">
      <style:text-properties style:text-underline-style="none" fo:font-weight="normal" officeooo:rsid="031a834b" fo:background-color="#ffffff" loext:char-shading-value="0" style:font-weight-asian="normal" style:font-weight-complex="normal"/>
    </style:style>
    <style:style style:name="T137" style:family="text">
      <style:text-properties style:text-underline-style="none" fo:font-weight="normal" officeooo:rsid="03140e5a" fo:background-color="#ffffff" loext:char-shading-value="0" style:font-weight-asian="normal" style:font-weight-complex="normal"/>
    </style:style>
    <style:style style:name="T138" style:family="text">
      <style:text-properties style:text-underline-style="none" fo:font-weight="normal" officeooo:rsid="031f622c" fo:background-color="#ffffff" loext:char-shading-value="0" style:font-weight-asian="normal" style:font-weight-complex="normal"/>
    </style:style>
    <style:style style:name="T139" style:family="text">
      <style:text-properties style:text-underline-style="none" fo:font-weight="normal" officeooo:rsid="03235100" fo:background-color="#ffffff" loext:char-shading-value="0" style:font-weight-asian="normal" style:font-weight-complex="normal"/>
    </style:style>
    <style:style style:name="T140" style:family="text">
      <style:text-properties style:text-underline-style="none" fo:font-weight="normal" officeooo:rsid="017f6b82" style:font-weight-asian="normal" style:font-weight-complex="normal"/>
    </style:style>
    <style:style style:name="T141" style:family="text">
      <style:text-properties officeooo:rsid="00895c95"/>
    </style:style>
    <style:style style:name="T142" style:family="text">
      <style:text-properties style:font-name="Times New Roman"/>
    </style:style>
    <style:style style:name="T143"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44"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45" style:family="text">
      <style:text-properties style:font-name="Times New Roman" fo:font-size="12pt" style:text-underline-style="none" fo:font-weight="normal" officeooo:rsid="03235100" fo:background-color="#ffffff" loext:char-shading-value="0" style:font-size-asian="12pt" style:font-weight-asian="normal" style:font-size-complex="12pt" style:font-weight-complex="normal"/>
    </style:style>
    <style:style style:name="T146" style:family="text">
      <style:text-properties style:font-name="Times New Roman" fo:font-size="12pt" style:text-underline-style="none" fo:font-weight="normal" officeooo:rsid="032dc441" fo:background-color="#ffffff" loext:char-shading-value="0" style:font-size-asian="12pt" style:font-weight-asian="normal" style:font-size-complex="12pt" style:font-weight-complex="normal"/>
    </style:style>
    <style:style style:name="T147" style:family="text">
      <style:text-properties style:font-name="Times New Roman" fo:font-size="12pt" style:text-underline-style="none" fo:font-weight="normal" officeooo:rsid="032df7a5" fo:background-color="#ffffff" loext:char-shading-value="0" style:font-size-asian="12pt" style:font-weight-asian="normal" style:font-size-complex="12pt" style:font-weight-complex="normal"/>
    </style:style>
    <style:style style:name="T148" style:family="text">
      <style:text-properties style:font-name="Times New Roman" fo:font-size="12pt" style:text-underline-style="none" fo:font-weight="normal" officeooo:rsid="0335dcfc" fo:background-color="#ffffff" loext:char-shading-value="0" style:font-size-asian="12pt" style:font-weight-asian="normal" style:font-size-complex="12pt" style:font-weight-complex="normal"/>
    </style:style>
    <style:style style:name="T149" style:family="text">
      <style:text-properties style:font-name="Times New Roman" fo:font-size="12pt" style:text-underline-style="none" fo:font-weight="normal" officeooo:rsid="033d90a8" fo:background-color="#ffffff" loext:char-shading-value="0" style:font-size-asian="12pt" style:font-weight-asian="normal" style:font-size-complex="12pt" style:font-weight-complex="normal"/>
    </style:style>
    <style:style style:name="T150" style:family="text">
      <style:text-properties style:font-name="Times New Roman" fo:font-size="12pt" style:text-underline-style="none" fo:font-weight="normal" officeooo:rsid="034016af" fo:background-color="#ffffff" loext:char-shading-value="0" style:font-size-asian="12pt" style:font-weight-asian="normal" style:font-size-complex="12pt" style:font-weight-complex="normal"/>
    </style:style>
    <style:style style:name="T151" style:family="text">
      <style:text-properties style:font-name="Times New Roman" fo:font-size="12pt" style:text-underline-style="none" fo:font-weight="normal" officeooo:rsid="03412a13" fo:background-color="#ffffff" loext:char-shading-value="0" style:font-size-asian="12pt" style:font-weight-asian="normal" style:font-size-complex="12pt" style:font-weight-complex="normal"/>
    </style:style>
    <style:style style:name="T152" style:family="text">
      <style:text-properties style:font-name="Times New Roman" fo:font-size="12pt" style:text-underline-style="none" fo:font-weight="normal" officeooo:rsid="034586b0" fo:background-color="#ffffff" loext:char-shading-value="0" style:font-size-asian="12pt" style:font-weight-asian="normal" style:font-size-complex="12pt" style:font-weight-complex="normal"/>
    </style:style>
    <style:style style:name="T153" style:family="text">
      <style:text-properties style:font-name="Times New Roman" fo:font-size="12pt" style:text-underline-style="none" fo:font-weight="normal" officeooo:rsid="034c3be5" fo:background-color="#ffffff" loext:char-shading-value="0" style:font-size-asian="12pt" style:font-weight-asian="normal" style:font-size-complex="12pt" style:font-weight-complex="normal"/>
    </style:style>
    <style:style style:name="T154"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155"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156" style:family="text">
      <style:text-properties style:font-name="Times New Roman" fo:font-size="12pt" fo:language="en" fo:country="US" style:text-underline-style="none" fo:font-weight="normal" officeooo:rsid="032dc441" fo:background-color="#ffffff" loext:char-shading-value="0" style:font-size-asian="12pt" style:font-weight-asian="normal" style:font-size-complex="12pt" style:font-weight-complex="normal"/>
    </style:style>
    <style:style style:name="T157" style:family="text">
      <style:text-properties style:font-name="Times New Roman" style:text-underline-style="none" fo:font-weight="normal" fo:background-color="#ffffff" loext:char-shading-value="0" style:font-weight-asian="normal" style:font-weight-complex="normal"/>
    </style:style>
    <style:style style:name="T158" style:family="text">
      <style:text-properties style:text-line-through-style="none" style:text-line-through-type="none" officeooo:rsid="0287de9d"/>
    </style:style>
    <style:style style:name="T159" style:family="text">
      <style:text-properties style:text-line-through-style="none" style:text-line-through-type="none" officeooo:rsid="02cabdf1"/>
    </style:style>
    <style:style style:name="T160" style:family="text">
      <style:text-properties style:text-line-through-style="none" style:text-line-through-type="none" officeooo:rsid="02cedf59"/>
    </style:style>
    <style:style style:name="T161" style:family="text">
      <style:text-properties style:text-line-through-style="none" style:text-line-through-type="none" officeooo:rsid="02cc1f52"/>
    </style:style>
    <style:style style:name="T162" style:family="text">
      <style:text-properties style:text-line-through-style="none" style:text-line-through-type="none" officeooo:rsid="02d2d02d"/>
    </style:style>
    <style:style style:name="T163" style:family="text">
      <style:text-properties style:text-line-through-style="none" style:text-line-through-type="none" officeooo:rsid="02d0dd04"/>
    </style:style>
    <style:style style:name="T164" style:family="text">
      <style:text-properties style:text-line-through-style="none" style:text-line-through-type="none" style:text-underline-style="none" fo:font-weight="normal" officeooo:rsid="017f6b82" style:font-weight-asian="normal" style:font-weight-complex="normal"/>
    </style:style>
    <style:style style:name="T165" style:family="text">
      <style:text-properties officeooo:rsid="017f6b82"/>
    </style:style>
    <style:style style:name="T166" style:family="text">
      <style:text-properties officeooo:rsid="01c8073c"/>
    </style:style>
    <style:style style:name="T167" style:family="text">
      <style:text-properties officeooo:rsid="01c9b8f6"/>
    </style:style>
    <style:style style:name="T168" style:family="text">
      <style:text-properties officeooo:rsid="01db272f"/>
    </style:style>
    <style:style style:name="T169" style:family="text">
      <style:text-properties officeooo:rsid="0287de9d"/>
    </style:style>
    <style:style style:name="T170" style:family="text">
      <style:text-properties officeooo:rsid="02cd3c1e"/>
    </style:style>
    <style:style style:name="T171" style:family="text">
      <style:text-properties officeooo:rsid="02d0dd04"/>
    </style:style>
    <style:style style:name="T172" style:family="text">
      <style:text-properties officeooo:rsid="02e0fbe0"/>
    </style:style>
    <style:style style:name="T173" style:family="text">
      <style:text-properties officeooo:rsid="0363a6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35">Statement of problem :</text:p>
      <text:p text:style-name="P11"><text:span text:style-name="T53"><text:tab/> In today's world economy blockchain technology </text:span><text:span text:style-name="T54">is</text:span><text:span text:style-name="T55"> </text:span><text:span text:style-name="T53">marketed </text:span><text:span text:style-name="T56">as</text:span><text:span text:style-name="T53"> </text:span><text:span text:style-name="T58">a variety of </text:span><text:span text:style-name="T53">decentralize</text:span><text:span text:style-name="T56">d</text:span><text:span text:style-name="T53"> distributed systems. The</text:span><text:span text:style-name="T90"> problem is modern </text:span><text:span text:style-name="T91">b</text:span><text:span text:style-name="T90">lockchain technology </text:span><text:span text:style-name="T92">naturally manifests centralization </text:span><text:span text:style-name="T91">through ill intent and flawed design</text:span><text:span text:style-name="T92">. </text:span><text:span text:style-name="T93">To put it best</text:span><text:span text:style-name="T92"> </text:span><text:span text:style-name="T94"><text:s/>“The impossible triangle of blockchain, i.e., efficiency,security and decentralization, often cannot be satisfied at the same time and has been the limitation and bottleneck of blockchain’s development.” </text:span><text:span text:style-name="T95">(</text:span><text:span text:style-name="T102">Liu</text:span><text:span text:style-name="T95"> et al., </text:span><text:span text:style-name="T102">2</text:span><text:span text:style-name="T103">021</text:span><text:span text:style-name="T95">) </text:span><text:span text:style-name="T93">From this triad you can see there is no one size fits all answer </text:span><text:span text:style-name="T104">to a decentralized distributed systems. </text:span><text:span text:style-name="T105">From an information security perspective o</text:span><text:span text:style-name="T104">ne can argue that the triad within blockchain abstracts properties from </text:span><text:span text:style-name="T93">the CIA </text:span><text:span text:style-name="T97">security triad </text:span><text:span text:style-name="T106">of confidentiality, integrity, and availability. </text:span></text:p>
      <text:p text:style-name="P12"><text:span text:style-name="T106"><text:tab/>Some</text:span><text:span text:style-name="T104"> arguments have been made on why these <text:s/>decentralized distributed systems are more centralized then they are appear. </text:span><text:span text:style-name="T97">T</text:span><text:span text:style-name="T98">his </text:span><text:span text:style-name="T99">has been </text:span><text:span text:style-name="T106">well </text:span><text:span text:style-name="T99">established in </text:span><text:span text:style-name="T106">the worlds largest cryptocurrency</text:span><text:span text:style-name="T99"> </text:span><text:span text:style-name="T106">B</text:span><text:span text:style-name="T99">itcoin</text:span><text:span text:style-name="T106">. This is because of the</text:span><text:span text:style-name="T107"> Proof-of-Work </text:span><text:span text:style-name="T106">(PoW)</text:span><text:span text:style-name="T107"> consensus algorithm </text:span><text:span text:style-name="T106">having the</text:span><text:span text:style-name="T107"> </text:span><text:span text:style-name="T106">flaw of the</text:span><text:span text:style-name="T99"> 51% attack. </text:span><text:span text:style-name="T6">Meaning t</text:span><text:span text:style-name="T7">hat a few large mining pools that support over 51% of the network can </text:span><text:span text:style-name="T8">get together nefariously and </text:span><text:span text:style-name="T7"><text:s/>all </text:span><text:span text:style-name="T8">agree to make</text:span><text:span text:style-name="T9"> a lie the truth</text:span><text:span text:style-name="T7">.</text:span><text:span text:style-name="T10"> </text:span><text:span text:style-name="T106">This is supported by the statement</text:span><text:span text:style-name="T99"> </text:span><text:span text:style-name="T98">“emerging huge mining farms with strong mining resources and fast processing power is another trend toward centralization.” </text:span><text:span text:style-name="T100">(</text:span><text:span text:style-name="T23">Beikverdi and Song, </text:span><text:span text:style-name="T24">2015</text:span><text:span text:style-name="T11">)</text:span><text:span text:style-name="T7"> </text:span><text:span text:style-name="T12">Because the largest few mining pools can get together and create compromised transactions, Bitcoin is not as </text:span><text:span text:style-name="T13">de</text:span><text:span text:style-name="T12">centralized as it is marketed to be. </text:span><text:span text:style-name="T13">This is through <text:s/></text:span><text:span text:style-name="T28">application-specific integrated circuit (ASIC) miners </text:span><text:span text:style-name="T29">pooling together </text:span><text:span text:style-name="T30">to</text:span><text:span text:style-name="T28"> over powering </text:span><text:span text:style-name="T29">the </text:span><text:span text:style-name="T31">competition</text:span><text:span text:style-name="T28">.</text:span></text:p>
      <text:p text:style-name="P13"><text:span text:style-name="T7"><text:tab/> T</text:span><text:span text:style-name="T14">he same is true with the worlds second largest cryptocurrency </text:span><text:span text:style-name="T15">Ethereum</text:span><text:span text:style-name="T14">. </text:span><text:span text:style-name="T16">This blockchain recently switch</text:span><text:span text:style-name="T17">ed</text:span><text:span text:style-name="T16"> from PoW to Proof of Stake (PoS) on September 15, 2022. Most if not all prior scholarly research is done on </text:span><text:span text:style-name="T15">Ethereums</text:span><text:span text:style-name="T16"> old PoW algorithm with little to </text:span><text:span text:style-name="T17">essentially</text:span><text:span text:style-name="T16"> none done post </text:span><text:soft-page-break/><text:span text:style-name="T16">PoS merge. This is an added reason why I feel this research is important.</text:span><text:span text:style-name="T18"> </text:span><text:span text:style-name="T19">Even though the PoS algorithm is more cost efficient the concept of centraliz</text:span><text:span text:style-name="T17">ation</text:span><text:span text:style-name="T19"> manifestation still holds true. </text:span><text:span text:style-name="T18">The only difference </text:span><text:span text:style-name="T20">being</text:span><text:span text:style-name="T18"> that to become a validator you have to </text:span><text:span text:style-name="T17">stake up front </text:span><text:span text:style-name="T18">a large amount of Ethereum to participate. This mean</text:span><text:span text:style-name="T17">s</text:span><text:span text:style-name="T18"> larger competitors with the capital to set up <text:s/></text:span><text:span text:style-name="T17">large amount of </text:span><text:span text:style-name="T18">validators will inevitably be able to influence the network </text:span><text:span text:style-name="T9">disproportionately to the smaller </text:span><text:span text:style-name="T16">pools</text:span><text:span text:style-name="T9"> or single node validators</text:span><text:span text:style-name="T18">. This “indicates that Ethereum mining is going towards centralization.” </text:span><text:span text:style-name="T21">(</text:span><text:span text:style-name="T37">Yang, Chen, and Chen, </text:span><text:span text:style-name="T38">2020) </text:span><text:span text:style-name="T39">This</text:span><text:span text:style-name="T40"> is another example of how blockchain is not decentralized as told.</text:span></text:p>
      <text:p text:style-name="P14"><text:span text:style-name="T38"><text:tab/></text:span><text:span text:style-name="T41">From the previous research we can see that blockchain chain technology </text:span><text:span text:style-name="T42">is</text:span><text:span text:style-name="T41"> market</text:span><text:span text:style-name="T43">ed</text:span><text:span text:style-name="T41"> as decentralized distributed systems. </text:span><text:span text:style-name="T44">The p</text:span><text:span text:style-name="T45">roblem</text:span><text:span text:style-name="T46"> </text:span><text:span text:style-name="T45">being is</text:span><text:span text:style-name="T41">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47">The benefits of addressing this problem is that it enables discussions on how to prevent centralization </text:span><text:span text:style-name="T48">in blockchain technology, </text:span><text:span text:style-name="T47">bring</text:span><text:span text:style-name="T48">s</text:span><text:span text:style-name="T47"> attention to current risks of modern blockchain technology, </text:span><text:span text:style-name="T48">and further the development of the decentralized distributed systems.</text:span></text:p>
      <text:h text:style-name="P2" text:outline-level="2"><text:span text:style-name="T5">Theory Summary</text:span></text:h>
      <text:p text:style-name="P38">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38"><text:soft-page-break/></text:p>
      <text:p text:style-name="P40">My theory is…</text:p>
      <text:p text:style-name="P15"><text:span text:style-name="T59"><text:tab/></text:span><text:span text:style-name="T57">As consumers begin to become more knowledgeable on decentralized distributes systems they will realize </text:span><text:span text:style-name="T60">the blockchain technology sold to them</text:span><text:span text:style-name="T57"> are more centralized </text:span><text:span text:style-name="T61">than</text:span><text:span text:style-name="T57"> </text:span><text:span text:style-name="T61">previously </text:span><text:span text:style-name="T57">marketed. This will lead to inherit distrust for that technology and push the market to</text:span><text:span text:style-name="T61">wards</text:span><text:span text:style-name="T57"> </text:span><text:span text:style-name="T61">a </text:span><text:span text:style-name="T57">more truly </text:span><text:span text:style-name="T61">de</text:span><text:span text:style-name="T57">centralized </text:span><text:span text:style-name="T62">network</text:span><text:span text:style-name="T57">. </text:span><text:span text:style-name="T61">My theory is the </text:span><text:span text:style-name="T63">more the blockchain market matures the </text:span><text:span text:style-name="T64">greater the advancements</text:span><text:span text:style-name="T65"> </text:span><text:span text:style-name="T66">in true </text:span><text:span text:style-name="T63">decentraliz</text:span><text:span text:style-name="T67">ation </text:span><text:span text:style-name="T68">through </text:span><text:span text:style-name="T69">the </text:span><text:span text:style-name="T68">asynchronicity</text:span><text:span text:style-name="T64">.</text:span><text:span text:style-name="T70"> </text:span><text:span text:style-name="T65">All this </text:span><text:span text:style-name="T63">while maintaining efficiency, security, </text:span><text:span text:style-name="T71">and </text:span><text:span text:style-name="T72">having a</text:span><text:span text:style-name="T71"> Byzantine Fault Tolerance (BFT)</text:span><text:span text:style-name="T73">. </text:span><text:span text:style-name="T74">The</text:span><text:span text:style-name="T75"> major focus of this argument will be on the advancement of <text:s/>Asynchronous Byzantine Fault Tolerant (aBFT) </text:span><text:span text:style-name="T60">consensus protocols</text:span><text:span text:style-name="T75"> and how they will be integrated into blockchain technology to circumvent the manifestation of centralization. Meaning</text:span><text:span text:style-name="T76"> that </text:span><text:span text:style-name="T77">synchronous systems that are based off of time </text:span><text:span text:style-name="T78">such as</text:span><text:span text:style-name="T77"> a time stamp</text:span><text:span text:style-name="T71"> are more prone to </text:span><text:span text:style-name="T77">manifest centralization, while an asynchronous </text:span><text:span text:style-name="T79">system that </text:span><text:span text:style-name="T60">is</text:span><text:span text:style-name="T79"> not based off of time </text:span><text:span text:style-name="T60">is</text:span><text:span text:style-name="T79"> less prone to centralization, while </text:span><text:span text:style-name="T80">still </text:span><text:span text:style-name="T79">having other shortcomings. </text:span><text:span text:style-name="T75">As these shortcoming are improved upon over time the use of these aBFT </text:span><text:span text:style-name="T60">consensus protocols</text:span><text:span text:style-name="T75"> will become more prevalent in blockchain technology </text:span><text:span text:style-name="T81">as decentralized distributed systems.</text:span><text:span text:style-name="T75"><text:tab/></text:span></text:p>
      <text:p text:style-name="P16"><text:span text:style-name="T75"><text:tab/></text:span><text:span text:style-name="T82">Coming to a consensus asynchronously has been a known challenge in the field of distributed systems for a while with one of the </text:span><text:span text:style-name="T83">well</text:span><text:span text:style-name="T82"> </text:span><text:span text:style-name="T84">known</text:span><text:span text:style-name="T82"> arguments </text:span><text:span text:style-name="T83">tailored for this discussion </text:span><text:span text:style-name="T82">being notarized by the FLP theorem in 1985 stating that </text:span><text:span text:style-name="T85"><text:s/>“an asynchronous network where messages may be delayed but not lost, there is no consensus algorithm that is guaranteed to terminate in every execution for all starting conditions, if at least one node may experience failure.”</text:span><text:span text:style-name="T21">(Fischer</text:span><text:span text:style-name="T37">, Lynch, and Paterson, </text:span><text:span text:style-name="T49">1985</text:span><text:span text:style-name="T38">) </text:span><text:span text:style-name="T50">Since decentralized distributed systems have become more researched the FLP theorem is being challenged </text:span><text:span text:style-name="T51">by </text:span><text:span text:style-name="T50">new asynchronous protocols.</text:span><text:span text:style-name="T75"> </text:span><text:span text:style-name="T86">This was supported by the research of </text:span><text:span text:style-name="T95">(</text:span><text:span text:style-name="T102">Liu</text:span><text:span text:style-name="T95"> et al., </text:span><text:span text:style-name="T102">2</text:span><text:span text:style-name="T103">0</text:span><text:span text:style-name="T108">16</text:span><text:span text:style-name="T95">) </text:span><text:span text:style-name="T109">where their team was able to </text:span><text:span text:style-name="T110">arguably</text:span><text:span text:style-name="T109"> implement an aBFT protocol </text:span><text:span text:style-name="T111">called The Honey Badger protocol. </text:span><text:span text:style-name="T110">In their research they argue their asynchronous consensus satisfies </text:span><text:span text:style-name="T112">the </text:span><text:span text:style-name="T110">FLP Theorem. </text:span><text:span text:style-name="T112">They market their </text:span><text:soft-page-break/><text:span text:style-name="T112">blockchain product as </text:span><text:span text:style-name="T113">n</text:span><text:span text:style-name="T112">o leader</text:span><text:span text:style-name="T113">,</text:span><text:span text:style-name="T112"> no timing assumptions, and to be more efficient. </text:span><text:span text:style-name="T114">The</text:span><text:span text:style-name="T113">ir main</text:span><text:span text:style-name="T114"> claim </text:span><text:span text:style-name="T113">is The Honey Badger protocol is</text:span><text:span text:style-name="T114"> more resilient because of their asynchronicity, </text:span><text:span text:style-name="T115">which is </text:span><text:span text:style-name="T116">an </text:span><text:span text:style-name="T115">ode to the honey badger as a species </text:span><text:span text:style-name="T113">being </text:span><text:span text:style-name="T115">resilien</text:span><text:span text:style-name="T113">t</text:span><text:span text:style-name="T115">. </text:span><text:span text:style-name="T117">The Honey Badger wasn't the first to demonstrate this and make</text:span><text:span text:style-name="T118">s</text:span><text:span text:style-name="T117"> reference of their work being </text:span><text:span text:style-name="T118">proposed in 2002 by (</text:span><text:span text:style-name="T87">Cachin </text:span><text:span text:style-name="T88">&amp; P</text:span><text:span text:style-name="T87">ortiz, </text:span><text:span text:style-name="T88">2002)</text:span><text:span text:style-name="T118"> Dubbed the SINATRA protocol. </text:span><text:span text:style-name="T119">This protocol is well summed by The Honey Badgers homage “</text:span><text:span text:style-name="T118">Our work is most closely related to SINTRA, a system implementation based on the asynchronous atomic broadcast protocol from. This protocol consists of a reduction from atomic broadcast (ABC) to common subset agreement (ACS), as well as a reduction from ACS to multi-value validated agreement (MVBA)” </text:span><text:span text:style-name="T119">This is where The Honey Badger adopted the concept of atomic broadcasting </text:span><text:span text:style-name="T120">first proposed by SINTRA in 2002.</text:span></text:p>
      <text:p text:style-name="P17"><text:span text:style-name="T120"><text:tab/></text:span><text:span text:style-name="T121">Moving forward since the conception of The Honey Badger </text:span><text:span text:style-name="T122">in 2016 as an asynchronous Byzantine Fault Tolerance consensus protocol, other blockchain engineering endeavors have began to explore the field of aBFT. </text:span><text:span text:style-name="T123">Another protocol of interest that is often referenced in the academia of decentralized distributed systems is the BEAT protocol who claim <text:s/>“BEAT protocols are significantly more efficient than HoneyBadgerBFT, the most efficient asynchronous BFT known. We also develop new distributed system ingredients, including generalized fingerprinted crosschecksum and new asynchronous verifiable information dispersal.”</text:span><text:span text:style-name="T124">(</text:span><text:span text:style-name="T126">Duan,Reiter, an</text:span><text:span text:style-name="T125">d</text:span><text:span text:style-name="T126"> Zhang, </text:span><text:span text:style-name="T125">2018).</text:span><text:span text:style-name="T127"> This is an example of aBFT protocols developing as the blockchain market matures. </text:span><text:span text:style-name="T128">The BEAT <text:s/></text:span><text:span text:style-name="T129">protocol and the HoneyBadgerBFT protocol</text:span><text:span text:style-name="T127">s</text:span><text:span text:style-name="T129"> are popularly researched and referenced protocols when it comes to the study and theory of aBFT. </text:span><text:span text:style-name="T127">Because it only started gaining traction in 2016 most research papers reference BEAT and HoneyBadgerBFT as their relative work and for bench marking their protocols.</text:span><text:span text:style-name="T130">This is shown in a more recent study from (Knudsen </text:span><text:span text:style-name="T96">et al., </text:span><text:span text:style-name="T130">2021</text:span><text:span text:style-name="T131">) </text:span><text:span text:style-name="T132">where they were able to create a new aBFT protocol </text:span><text:span text:style-name="T133">that they also named Asynchronous Byzantine Fault Tolerance protocol (ABFT) <text:s/></text:span><text:span text:style-name="T132">and compare</text:span><text:span text:style-name="T134">d</text:span><text:span text:style-name="T132"> its bench marks against the bench marks of BEAT and HoneyBadgerBFT. </text:span><text:span text:style-name="T134">From </text:span><text:soft-page-break/><text:span text:style-name="T134">the empirical data collected they argue that their new ABFT protocol is “improved the Asynchronous Byzantine Fault Tolerance consensus protocol and designed a high performance one. The evaluation results show that our consensus protocol is faster and more reliable than state-of-the-art protocols.” </text:span><text:span text:style-name="T130">(Knudsen </text:span><text:span text:style-name="T96">et al., </text:span><text:span text:style-name="T130">2021</text:span><text:span text:style-name="T131">)</text:span><text:span text:style-name="T134"> </text:span><text:span text:style-name="T135">In this case the state-of-the-art protocols in their test </text:span><text:span text:style-name="T136">being</text:span><text:span text:style-name="T134"> HoneyBadgerBFT,</text:span><text:span text:style-name="T137"> </text:span><text:span text:style-name="T134">BEAT, </text:span><text:span text:style-name="T136">and another called D</text:span><text:span text:style-name="T138">umbo</text:span><text:span text:style-name="T136">. </text:span><text:span text:style-name="T139">The ABFT is one of the more recent protocols to argue the advancement of aBFT protocols.</text:span></text:p>
      <text:p text:style-name="P46"><text:span text:style-name="T145"><text:tab/></text:span><text:span text:style-name="T146">It is important to keep in mind that an aBFT protocol may not work alone and that a blockchain can also be developed to instill principles of both </text:span><text:span text:style-name="T156">synchronous</text:span><text:span text:style-name="T146"> and a</text:span><text:span text:style-name="T156">synchronous</text:span><text:span text:style-name="T146"> properties. An example of this is if a blockchain acted synchronously until a threshold is met, then it could implement its asynchron</text:span><text:span text:style-name="T147">ous </text:span><text:span text:style-name="T146">behavior.</text:span></text:p>
      <text:p text:style-name="P47"><text:span text:style-name="T146"><text:tab/></text:span><text:span text:style-name="T148">This is important to risk management in the context of cybersecurity because consensus protocols are the underlying architecture for transactions </text:span><text:span text:style-name="T150">on</text:span><text:span text:style-name="T148"> distributed systems. By implementing aBFT on their own or in tangent with tradition synchronous consensus protocols we strength are positions in the </text:span><text:span text:style-name="T143">blockchain </text:span><text:span text:style-name="T148">triad of </text:span><text:span text:style-name="T143">efficiency,security and decentralization </text:span><text:span text:style-name="T149">and get a better understanding of solving the Byzantine Generals problem popularized in Blockchain theory. </text:span><text:span text:style-name="T151">This imperative when assessing risk of decentralized distributed systems because </text:span><text:span text:style-name="T152">researchers</text:span><text:span text:style-name="T151"> will be able to identify the risk</text:span><text:span text:style-name="T152">s</text:span><text:span text:style-name="T151"> associated with </text:span><text:span text:style-name="T152">blockchain</text:span><text:span text:style-name="T151"> and be able to perform a risk-assessment</text:span><text:span text:style-name="T152">s </text:span><text:span text:style-name="T151">accordingly. </text:span><text:span text:style-name="T152">An example of this choosing between two networks who risk are low-latency and high centralization vs high-latency and low decentralization. Understanding the risks associated in this example can help define the risk appetite for that network. </text:span><text:span text:style-name="T153">As blockchain mature we will see more aBFT protocols become more prevalent whether on their own or part of a semi-asynchronous framework. Understanding the benefits and shortcomings of these aBFT protocols compared to their BFT counterparts will help increase the field of cybersecurity specifically in the area securing decentralized distributed systems.</text:span></text:p>
      <text:p text:style-name="P44"><text:soft-page-break/><text:span text:style-name="T164"/></text:p>
      <text:p text:style-name="P41"><text:span text:style-name="T89"/></text:p>
      <text:p text:style-name="P37">provide arguments for how such theory can be applied for risk management in the context of cybersecurity. </text:p>
      <text:p text:style-name="P40"/>
      <text:p text:style-name="P48"><text:span text:style-name="T161">Fantom - </text:span><text:span text:style-name="T159">Lachesis is Fantom’s aBFT consensus algorithm. </text:span></text:p>
      <text:p text:style-name="P48"><text:span text:style-name="T159">-</text:span><text:span text:style-name="T160">HASHGRAPH 2020 </text:span><text:span text:style-name="T162">has -</text:span><text:span text:style-name="T163">HEDERA </text:span><text:span text:style-name="T162">in it</text:span></text:p>
      <text:p text:style-name="P19">- <text:span text:style-name="T170">M</text:span><text:span text:style-name="T169">onoxid</text:span><text:span text:style-name="T171">e</text:span></text:p>
      <text:p text:style-name="P36"><text:span text:style-name="T158">AlgoRand - </text:span><text:span text:style-name="T140"><text:s/>grows the blockchain in asynchronous rounds.</text:span></text:p>
      <text:h text:style-name="P1" text:outline-level="2">Literature Summary Table</text:h>
      <text:p text:style-name="P38">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39">Table 1. Literature Summary Table for [<text:span text:style-name="T1">Topic Here</text:span>]</text:p>
      <text:p text:style-name="P5"><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6">Article/Study:   </text:p>
          </table:table-cell>
          <table:table-cell table:style-name="Table1.A1" office:value-type="string">
            <text:p text:style-name="P6">Description of the Problem</text:p>
          </table:table-cell>
          <table:table-cell table:style-name="Table1.A1" office:value-type="string">
            <text:p text:style-name="P6">Methodology   </text:p>
          </table:table-cell>
          <table:table-cell table:style-name="Table1.A1" office:value-type="string">
            <text:p text:style-name="P6">Sample   </text:p>
          </table:table-cell>
          <table:table-cell table:style-name="Table1.A1" office:value-type="string">
            <text:p text:style-name="P6">Instrument   </text:p>
          </table:table-cell>
          <table:table-cell table:style-name="Table1.A1" office:value-type="string">
            <text:p text:style-name="P6">Main findings or Contributions</text:p>
          </table:table-cell>
        </table:table-row>
        <table:table-row table:style-name="TableLine94504026982912">
          <table:table-cell table:style-name="Table1.A1" office:value-type="string">
            <text:p text:style-name="P6">Carlton et al. (2019)</text:p>
          </table:table-cell>
          <table:table-cell table:style-name="Table1.A1" office:value-type="string">
            <text:p text:style-name="P6">Low cybersecurity skills of non-IT professionals <text:soft-page-break/>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6">Empirical Investigation</text:p>
          </table:table-cell>
          <table:table-cell table:style-name="Table1.A1" office:value-type="string">
            <text:p text:style-name="P6">First phase of validation included a number of <text:soft-page-break/>Subject Matter Experts (SMEs), then 21 participants in the pilot phase, and a total of 173 non-IT professionals in the main data collection</text:p>
          </table:table-cell>
          <table:table-cell table:style-name="Table1.A1" office:value-type="string">
            <text:p text:style-name="P6">An SMEs' validated iPad Application (prototype tool) <text:soft-page-break/>to measures non-IT professionals' cybersecurity skills based on user performance with scenarios.</text:p>
          </table:table-cell>
          <table:table-cell table:style-name="Table1.A1" office:value-type="string">
            <text:p text:style-name="P6">A validated tool to measure cybersecurity skills for non-IT <text:soft-page-break/>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504026982656">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
      <text:h text:style-name="P1" text:outline-level="2">References</text:h>
      <text:p text:style-name="P45"><text:span text:style-name="T154">The </text:span><text:span text:style-name="T155">References</text:span><text:span text:style-name="T154"> section should include at least 15 references of relevant peer-reviewed scholarly work. References should be taken from high peer-reviewed journals or peer-reviewed conference </text:span><text:soft-page-break/><text:span text:style-name="T154">proceedings (e.g. IS/ACM/IEEE/</text:span><text:a xlink:type="simple" xlink:href="http://iiakm.org/conference/" office:target-frame-name="_blank" xlink:show="new" text:style-name="Internet_20_link" text:visited-style-name="Visited_20_Internet_20_Link"><text:span text:style-name="T154">IIAKM</text:span></text:a><text:span text:style-name="T154">).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8"/>
      <text:p text:style-name="P24">USED</text:p>
      <text:p text:style-name="P25"><text:span text:style-name="T2">(</text:span><text:span text:style-name="T3">Liu</text:span><text:span text:style-name="T2"> et al., </text:span><text:span text:style-name="T3">2</text:span><text:span text:style-name="T4">021</text:span><text:span text:style-name="T2">)</text:span></text:p>
      <text:p text:style-name="P4">Yufei Liu, Jiqiang Liu, Jian Wang, Tianhao Liu, and Xudong He. 202<text:span text:style-name="T166">1</text:span>. “BSS-ITS: Blockchain Scaling Scheme with Sharding for Intelligent Transportation System: Scale Blockchain for Better Data Exchange and Storage with Full Sharding for Intelligent Transportation System”. In 2021 4th International Conference on Blockchain Technology and Applications (ICBTA 2021). Association for Computing Machinery, New York, NY, USA, 128–134. https://doi.org/10.1145/3510487.3510506</text:p>
      <text:p text:style-name="P33"/>
      <text:p text:style-name="P34"><text:span text:style-name="T141">(</text:span><text:span text:style-name="T32">Beikverdi</text:span><text:span text:style-name="T26"> and Song, </text:span><text:span text:style-name="T27">2015</text:span><text:span text:style-name="T26">)</text:span></text:p>
      <text:p text:style-name="P50"><text:span text:style-name="T33">A. Beikverdi and J. Song. </text:span><text:span text:style-name="T34">2015</text:span><text:span text:style-name="T33">"Trend of centralization in Bitcoin's distributed network" </text:span><text:span text:style-name="Emphasis"><text:span text:style-name="T52">2015 IEEE/ACIS 16th International Conference on Software Engineering, Artificial Intelligence, Networking and Parallel/Distributed Computing (SNPD)</text:span></text:span><text:span text:style-name="T33">, 2015, pp. 1-6, doi: 10.1109/SNPD.2015.7176229.</text:span></text:p>
      <text:p text:style-name="P8"/>
      <text:p text:style-name="P21"><text:span text:style-name="T25">(</text:span><text:span text:style-name="T35">Yang, Chen, and Chen, </text:span><text:span text:style-name="T36">2020)</text:span></text:p>
      <text:p text:style-name="P7"><text:soft-page-break/><text:span text:style-name="T157">X. Yang, Y. Chen and X. Chen, </text:span><text:span text:style-name="Emphasis"><text:span text:style-name="T157">2019 </text:span></text:span><text:span text:style-name="T157"><text:s/>"Effective Scheme against 51% Attack on Proof-of-Work Blockchain with History Weighted Information" </text:span><text:span text:style-name="Emphasis"><text:span text:style-name="T157">IEEE International Conference on Blockchain (Blockchain)</text:span></text:span><text:span text:style-name="T157">, 2019, pp. 261-265, doi: 10.1109/Blockchain.2019.00041.</text:span></text:p>
      <text:p text:style-name="P8"/>
      <text:p text:style-name="P3">Andrew Miller, Yu Xia, Kyle Croman, Elaine Shi, and Dawn Song. 2016. “The Honey Badger of BFT Protocols”. In Proceedings of the 2016 ACM SIGSAC Conference on Computer and Communications Security (CCS '16). Association for Computing Machinery, New York, NY, USA, 31–42. https://doi.org/10.1145/2976749.2978399</text:p>
      <text:p text:style-name="P8"/>
      <text:p text:style-name="P18"><text:span text:style-name="T21">(Fischer</text:span><text:span text:style-name="T37">, Lynch, and Paterson, </text:span><text:span text:style-name="T49">1985</text:span><text:span text:style-name="T38">)</text:span></text:p>
      <text:p text:style-name="P22">M. J. Fischer, N. A. Lynch, and M. S. Paterson. 1985 “Impossibility of distributed consensus with one faulty process”. Journal of the ACM (JACM), 32(2):374–382, 1985.</text:p>
      <text:p text:style-name="P8"/>
      <text:p text:style-name="P8"/>
      <text:p text:style-name="P8"><text:span text:style-name="T142">H. Knudsen, J. Li, J. S. Notland, P. H. Haro and T. B. Ræder, "High-Performance Asynchronous Byzantine Fault Tolerance Consensus Protocol," </text:span><text:span text:style-name="Emphasis"><text:span text:style-name="T142">2021 IEEE International Conference on Blockchain (Blockchain)</text:span></text:span><text:span text:style-name="T142">, 2021, pp. 476-483, doi: 10.1109/Blockchain53845.2021.00073.</text:span></text:p>
      <text:p text:style-name="P26"/>
      <text:p text:style-name="P26">(BEAT)<text:span text:style-name="T172">(</text:span><text:span text:style-name="T168">Duan,Reiter, an</text:span><text:span text:style-name="T172">d</text:span><text:span text:style-name="T168"> Zhang, </text:span><text:span text:style-name="T172">2018)</text:span></text:p>
      <text:p text:style-name="P27">S. Duan, M. K. Reiter, and H. Zhang. BEAT: asynchronous BFT made<text:line-break/>practical. In D. Lie, M. Mannan, M. Backes, and X. Wang, editors,<text:line-break/>Proceedings of the 2018 ACM SIGSAC Conference on Computer and<text:line-break/><text:soft-page-break/>Communications Security, CCS 2018, Toronto, ON, Canada, October<text:line-break/>15-19, 2018, pages 2028–2041. ACM, 2018.</text:p>
      <text:p text:style-name="P8"/>
      <text:p text:style-name="P28">NOT <text:span text:style-name="T167">USED</text:span></text:p>
      <text:p text:style-name="P28"/>
      <text:p text:style-name="P28"/>
      <text:p text:style-name="P9"><text:a xlink:type="simple" xlink:href="https://ethereum.org/en/upgrades/merge/" text:style-name="Internet_20_link" text:visited-style-name="Visited_20_Internet_20_Link"><text:span text:style-name="T142">https://ethereum.org/en/upgrades/merge/</text:span></text:a></text:p>
      <text:p text:style-name="P9"/>
      <text:p text:style-name="P29">(HASH GRAPH)</text:p>
      <text:p text:style-name="P8"><text:span text:style-name="T142">L. Baird and A. Luykx, "The Hashgraph Protocol: Efficient Asynchronous BFT for High-Throughput Distributed Ledgers," </text:span><text:span text:style-name="Emphasis"><text:span text:style-name="T142">2020 International Conference on Omni-layer Intelligent Systems (COINS)</text:span></text:span><text:span text:style-name="T142">, 2020, pp. 1-7, doi: 10.1109/COINS49042.2020.9191430.</text:span></text:p>
      <text:p text:style-name="P8"/>
      <text:p text:style-name="P8"/>
      <text:p text:style-name="P30">Tang, H., Sun, Y., &amp; Ouyang, J. (2020). Excellent practical byzantine fault tolerance. <text:span text:style-name="T1">Journal of Cybersecurity, 2</text:span>(4), 167-182. doi:https://doi.org/10.32604/jcs.2020.011341 </text:p>
      <text:p text:style-name="P30"/>
      <text:p text:style-name="P30">Xiong, H., Chen, M., Wu, C., Zhao, Y., &amp; Yi, W. (2022). Research on progress of blockchain consensus algorithm: A review on recent progress of blockchain consensus algorithms. <text:span text:style-name="T1">Future Internet, 14</text:span>(2), 47. doi:https://doi.org/10.3390/fi14020047 </text:p>
      <text:p text:style-name="P30"/>
      <text:p text:style-name="P30"><text:soft-page-break/></text:p>
      <text:p text:style-name="P8">ArtChain: Blockchain-Enabled Platform for Art Marketplace</text:p>
      <text:p text:style-name="P8">Date Added to IEEE Xplore: 02 January 2020</text:p>
      <text:p text:style-name="P8">ISBN Information:</text:p>
      <text:p text:style-name="P8">INSPEC Accession Number: 19246045</text:p>
      <text:p text:style-name="P8">DOI: 10.1109/Blockchain.2019.00068</text:p>
      <text:p text:style-name="P8"/>
      <text:p text:style-name="P8"/>
      <text:p text:style-name="P8">Effective Scheme against 51% Attack on Proof-of-Work Blockchain with History Weighted Information</text:p>
      <text:p text:style-name="P8">INSPEC Accession Number: 19246019</text:p>
      <text:p text:style-name="P8">DOI: 10.1109/Blockchain.2019.00041</text:p>
      <text:p text:style-name="P8"/>
      <text:p text:style-name="P8">ETH Relay: A Cost-efficient Relay for Ethereum-based Blockchains</text:p>
      <text:p text:style-name="P8">https://ieeexplore-ieee-org.ezproxylocal.library.nova.edu/document/9284781</text:p>
      <text:p text:style-name="P8">INSPEC Accession Number: 20260591</text:p>
      <text:p text:style-name="P8">DOI: 10.1109/Blockchain50366.2020.00032</text:p>
      <text:p text:style-name="P8"/>
      <text:p text:style-name="P8"/>
      <text:p text:style-name="P10"><text:soft-page-break/><text:span text:style-name="T144">Oyinloye DP, Teh JS, Jamil N, Alawida M. Blockchain Consensus: An Overview of Alternative Protocols. </text:span><text:span text:style-name="Emphasis"><text:span text:style-name="T144">Symmetry</text:span></text:span><text:span text:style-name="T144">. 2021; 13(8):1363. https://doi.org/10.3390/sym13081363 </text:span></text:p>
      <text:p text:style-name="P10"><text:a xlink:type="simple" xlink:href="https://www.mdpi.com/2073-8994/13/8/1363#cite" text:style-name="Internet_20_link" text:visited-style-name="Visited_20_Internet_20_Link"><text:span text:style-name="T144">https://www.mdpi.com/2073-8994/13/8/1363#cite</text:span></text:a></text:p>
      <text:p text:style-name="P8"/>
      <text:p text:style-name="P8">Research and Implementation on the Operation and Transaction System Based on Blockchain Technology for Virtual Power Plant</text:p>
      <text:p text:style-name="P8">Date Added to IEEE Xplore: 11 August 2022</text:p>
      <text:p text:style-name="P8">ISBN Information:</text:p>
      <text:p text:style-name="P8">INSPEC Accession Number: 21972564</text:p>
      <text:p text:style-name="P8">DOI: 10.1109/ICBCTIS55569.2022.00046</text:p>
      <text:p text:style-name="P8"/>
      <text:p text:style-name="P8"/>
      <text:p text:style-name="P8"/>
      <text:p text:style-name="P8"/>
      <text:p text:style-name="P8">L. Ambrosini, M. Piškorec and C. J. Tessone, "Visualization of Blockchain Consensus Degradation," 2022 IEEE International Conference on Blockchain and Cryptocurrency (ICBC), 2022, pp. 1-2, doi: 10.1109/ICBC54727.2022.9805498.</text:p>
      <text:p text:style-name="P8"/>
      <text:p text:style-name="P8"/>
      <text:p text:style-name="P8">Committable: A Decentralised and Trustless Open-Source Protocol</text:p>
      <text:p text:style-name="P8">INSPEC Accession Number: 21844007</text:p>
      <text:p text:style-name="P8"><text:soft-page-break/>DOI: 10.1109/ICBC54727.2022.9805541</text:p>
      <text:p text:style-name="P8"/>
      <text:p text:style-name="P8"/>
      <text:p text:style-name="P8">Zhenyu Chen, Dong Liu, Xingyu Gao, Fangchun Di, Yunhao Huang, Dapeng Li &amp; Jie Zhang. 2020. An efficient operation and maintenance method for power dispatching and control cloud. Power System Protection and Control(14), 175-181. https://doi:10.19783/j.cnki.pspc.190965.</text:p>
      <text:p text:style-name="P8"/>
      <text:p text:style-name="P8"/>
      <text:p text:style-name="P8">Casino, F., Dasaklis, T. K., &amp; Patsakis, C. 2019. A systematic literature review of blockchain-based applications: Current status, classification and open issues. Telematics and informatics, 36, 55-81.</text:p>
      <text:p text:style-name="P8"/>
      <text:p text:style-name="P8"><text:s text:c="4"/>Y. Yuan and F. Wang, "Towards blockchain-based intelligent transportation systems," 2016 IEEE 19th International Conference on Intelligent Transportation Systems (ITSC), 2016, pp. 2663-2668, doi: 10.1109/ITSC.2016.7795984.</text:p>
      <text:p text:style-name="P8"><text:s text:c="4"/></text:p>
      <text:p text:style-name="P45"><text:span text:style-name="T144"><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8"/>
      <text:p text:style-name="P51"><text:span text:style-name="T22"/></text:p>
      <text:p text:style-name="P49"><text:soft-page-break/>Y. Bai, H. Lei, S. Li, H. Gao, J. Li and L. Li, "Decentralized and Self-Sovereign Identity in the Era of Blockchain: A Survey," 2022 IEEE International Conference on Blockchain (Blockchain), 2022, pp. 500-507, doi: 10.1109/Blockchain55522.2022.00077.</text:p>
      <text:p text:style-name="P8"/>
      <text:p text:style-name="P8">J. M. Sobral, M. Solari and S. Matalonga, "Preliminary Results of a Multi-Vocal Literature Review of Blockchain Networks," 2020 39th International Conference of the Chilean Computer Science Society (SCCC), 2020, pp. 1-8, doi: 10.1109/SCCC51225.2020.9281265.</text:p>
      <text:p text:style-name="P8"/>
      <text:p text:style-name="P8">S. Joseph and S. Karunan, "A Blockchain Based Decentralized Transaction Settlement System in Banking Sector," 2021 Fourth International Conference on Microelectronics, Signals &amp; Systems (ICMSS), 2021, pp. 1-6, doi: 10.1109/ICMSS53060.2021.9673610.</text:p>
      <text:p text:style-name="P8"/>
      <text:p text:style-name="P31">(SI<text:span text:style-name="T173">N</text:span>TRA)</text:p>
      <text:p text:style-name="P8"><text:span text:style-name="T142">C. Cachin and J. A. Poritz, "Secure INtrusion-Tolerant Replication on the Internet," </text:span><text:span text:style-name="Emphasis"><text:span text:style-name="T142">Proceedings International Conference on Dependable Systems and Networks</text:span></text:span><text:span text:style-name="T142">, 2002, pp. 167-176, doi: 10.1109/DSN.2002.1028897.</text:span></text:p>
      <text:p text:style-name="P38"><text:span text:style-name="T101"/></text:p>
      <text:p text:style-name="P8"/>
      <text:p text:style-name="P8">ArtChain: Blockchain-Enabled Platform for Art Marketplace</text:p>
      <text:p text:style-name="P8">Date Added to IEEE Xplore: 02 January 2020</text:p>
      <text:p text:style-name="P8">ISBN Information:</text:p>
      <text:p text:style-name="P8"><text:soft-page-break/>INSPEC Accession Number: 19246045</text:p>
      <text:p text:style-name="P8">DOI: 10.1109/Blockchain.2019.00068</text:p>
      <text:p text:style-name="P8"/>
      <text:p text:style-name="P8"/>
      <text:p text:style-name="P8">Effective Scheme against 51% Attack on Proof-of-Work Blockchain with History Weighted Information</text:p>
      <text:p text:style-name="P8">INSPEC Accession Number: 19246019</text:p>
      <text:p text:style-name="P8">DOI: 10.1109/Blockchain.2019.00041</text:p>
      <text:p text:style-name="P8"/>
      <text:p text:style-name="P8">ETH Relay: A Cost-efficient Relay for Ethereum-based Blockchains</text:p>
      <text:p text:style-name="P8">https://ieeexplore-ieee-org.ezproxylocal.library.nova.edu/document/9284781</text:p>
      <text:p text:style-name="P8">INSPEC Accession Number: 20260591</text:p>
      <text:p text:style-name="P8">DOI: 10.1109/Blockchain50366.2020.00032</text:p>
      <text:p text:style-name="P8"/>
      <text:p text:style-name="P8">Research and Implementation on the Operation and Transaction System Based on Blockchain Technology for Virtual Power Plant</text:p>
      <text:p text:style-name="P8">Date Added to IEEE Xplore: 11 August 2022</text:p>
      <text:p text:style-name="P8">ISBN Information:</text:p>
      <text:p text:style-name="P8">INSPEC Accession Number: 21972564</text:p>
      <text:p text:style-name="P8">DOI: 10.1109/ICBCTIS55569.2022.00046</text:p>
      <text:p text:style-name="P8"><text:soft-page-break/></text:p>
      <text:p text:style-name="P8"/>
      <text:p text:style-name="P8"/>
      <text:p text:style-name="P8">Visualization of Blockchain Consensus Degradation</text:p>
      <text:p text:style-name="P8">INSPEC Accession Number: 21844000</text:p>
      <text:p text:style-name="P8">DOI: 10.1109/ICBC54727.2022.9805498</text:p>
      <text:p text:style-name="P8"/>
      <text:p text:style-name="P8"/>
      <text:p text:style-name="P8"/>
      <text:p text:style-name="P8">Committable: A Decentralised and Trustless Open-Source Protocol</text:p>
      <text:p text:style-name="P8">INSPEC Accession Number: 21844007</text:p>
      <text:p text:style-name="P8">DOI: 10.1109/ICBC54727.2022.9805541</text:p>
      <text:p text:style-name="P8"/>
      <text:p text:style-name="P8"/>
      <text:p text:style-name="P8">Zhenyu Chen, Dong Liu, Xingyu Gao, Fangchun Di, Yunhao Huang, Dapeng Li &amp; Jie Zhang. 2020. An efficient operation and maintenance method for power dispatching and control cloud. Power System Protection and Control(14), 175-181. https://doi:10.19783/j.cnki.pspc.190965.</text:p>
      <text:p text:style-name="P8"/>
      <text:p text:style-name="P8"/>
      <text:p text:style-name="P8"><text:soft-page-break/>Casino, F., Dasaklis, T. K., &amp; Patsakis, C. 2019. A systematic literature review of blockchain-based applications: Current status, classification and open issues. Telematics and informatics, 36, 55-81.</text:p>
      <text:p text:style-name="P8"/>
      <text:p text:style-name="P8"><text:s text:c="4"/>Y. Yuan and F. Wang, "Towards blockchain-based intelligent transportation systems," 2016 IEEE 19th International Conference on Intelligent Transportation Systems (ITSC), 2016, pp. 2663-2668, doi: 10.1109/ITSC.2016.7795984.</text:p>
      <text:p text:style-name="P8"><text:s text:c="4"/></text:p>
      <text:p text:style-name="P8"><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https://doi-org.ezproxylocal.library.nova.edu/10.1145/3510487.3510508</text:p>
      <text:p text:style-name="P8"/>
      <text:p text:style-name="P8"/>
      <text:p text:style-name="P8"/>
      <text:p text:style-name="P8"/>
      <text:p text:style-name="P8"/>
      <text:p text:style-name="P8">https://www.research.manchester.ac.uk/portal/files/85712237/FULL_TEXT.PDF</text:p>
      <text:p text:style-name="P8">GOOD DIagram ^^</text:p>
      <text:p text:style-name="P8"/>
      <text:p text:style-name="P8">https://scholarworks.gsu.edu/cgi/viewcontent.cgi?article=1111&amp;context=bus_admin_diss</text:p>
      <text:p text:style-name="P8"><text:soft-page-break/></text:p>
      <text:p text:style-name="P8"/>
      <text:p text:style-name="P8">X. Yang, Y. Chen and X. Chen, "Effective Scheme against 51% Attack on Proof-of-Work Blockchain with History Weighted Information," 2019 IEEE International Conference on Blockchain (Blockchain), 2019, pp. 261-265, doi: 10.1109/Blockchain.2019.00041.</text:p>
      <text:p text:style-name="P8"><text:s text:c="4"/></text:p>
      <text:p text:style-name="P32"><text:span text:style-name="T165">GILAD, Y., HEMO, R., MICALI, S., VLACHOS,<text:line-break/>G., AND ZELDOVICH, N. Algorand: Scaling<text:line-break/>byzantine agreements for cryptocurrencies. In<text:line-break/>Proceedings of the 26th Symposium on Operating<text:line-break/>Systems Principles (New York, NY, USA, 2017),<text:line-break/>SOSP ’17, ACM, pp. 51–68.</text:span></text:p>
      <text:p text:style-name="P8"/>
      <text:p text:style-name="P8"/>
      <text:p text:style-name="P8"/>
      <text:p text:style-name="P8"/>
      <text:p text:style-name="P52"/>
      <text:p text:style-name="P43"/>
      <text:p text:style-name="P43"/>
      <text:p text:style-name="P43"/>
      <text:p text:style-name="P42"/>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1-01T23:43:13.769589115</dc:date>
    <meta:editing-duration>P7DT14H11M17S</meta:editing-duration>
    <meta:editing-cycles>274</meta:editing-cycles>
    <meta:generator>LibreOffice/6.4.7.2$Linux_X86_64 LibreOffice_project/40$Build-2</meta:generator>
    <meta:document-statistic meta:table-count="1" meta:image-count="0" meta:object-count="0" meta:page-count="19" meta:paragraph-count="128" meta:word-count="3067" meta:character-count="22077" meta:non-whitespace-character-count="19071"/>
  </office:meta>
</office:document-meta>
</file>